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388.8pt" svg:y="2.83pt">
            <draw:object draw:notify-on-update-of-ranges="'sink_2.receiver_i.routed_msg_sub.network'.E1:'sink_2.receiver_i.routed_msg_sub.network'.E1 'sink_2.receiver_i.routed_msg_sub.network'.E2:'sink_2.receiver_i.routed_msg_sub.network'.E170 'sink_2.receiver_i.routed_msg_sub.network'.F1:'sink_2.receiver_i.routed_msg_sub.network'.F1 'sink_2.receiver_i.routed_msg_sub.network'.F2:'sink_2.receiver_i.routed_msg_sub.network'.F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1220.79577" calcext:value-type="float">
            <text:p>1442891220.79577</text:p>
          </table:table-cell>
          <table:table-cell office:value-type="float" office:value="1442891220.79656" calcext:value-type="float">
            <text:p>1442891220.79656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1220.79582" calcext:value-type="float">
            <text:p>1442891220.79582</text:p>
          </table:table-cell>
          <table:table-cell office:value-type="float" office:value="1442891220.83043" calcext:value-type="float">
            <text:p>1442891220.83043</text:p>
          </table:table-cell>
          <table:table-cell office:value-type="float" office:value="8096" calcext:value-type="float">
            <text:p>8096</text:p>
          </table:table-cell>
          <table:table-cell table:formula="of:=[.C3]-[.C$2]" office:value-type="float" office:value="0.0338730812072754" calcext:value-type="float">
            <text:p>0.0338730812</text:p>
          </table:table-cell>
          <table:table-cell table:formula="of:=[.D3]/([.E3]-[.E2])" office:value-type="float" office:value="239009.84827625" calcext:value-type="float">
            <text:p>239009.84827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1220.79584" calcext:value-type="float">
            <text:p>1442891220.79584</text:p>
          </table:table-cell>
          <table:table-cell office:value-type="float" office:value="1442891220.86434" calcext:value-type="float">
            <text:p>1442891220.86434</text:p>
          </table:table-cell>
          <table:table-cell office:value-type="float" office:value="8096" calcext:value-type="float">
            <text:p>8096</text:p>
          </table:table-cell>
          <table:table-cell table:formula="of:=[.C4]-[.C$2]" office:value-type="float" office:value="0.0677757263183594" calcext:value-type="float">
            <text:p>0.0677757263</text:p>
          </table:table-cell>
          <table:table-cell table:formula="of:=[.D4]/([.E4]-[.E3])" office:value-type="float" office:value="238801.426067877" calcext:value-type="float">
            <text:p>238801.426067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1220.79586" calcext:value-type="float">
            <text:p>1442891220.79586</text:p>
          </table:table-cell>
          <table:table-cell office:value-type="float" office:value="1442891220.89821" calcext:value-type="float">
            <text:p>1442891220.89821</text:p>
          </table:table-cell>
          <table:table-cell office:value-type="float" office:value="8096" calcext:value-type="float">
            <text:p>8096</text:p>
          </table:table-cell>
          <table:table-cell table:formula="of:=[.C5]-[.C$2]" office:value-type="float" office:value="0.10164999961853" calcext:value-type="float">
            <text:p>0.1016499996</text:p>
          </table:table-cell>
          <table:table-cell table:formula="of:=[.D5]/([.E5]-[.E4])" office:value-type="float" office:value="239001.437115971" calcext:value-type="float">
            <text:p>239001.4371159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1220.79588" calcext:value-type="float">
            <text:p>1442891220.79588</text:p>
          </table:table-cell>
          <table:table-cell office:value-type="float" office:value="1442891220.93208" calcext:value-type="float">
            <text:p>1442891220.93208</text:p>
          </table:table-cell>
          <table:table-cell office:value-type="float" office:value="8096" calcext:value-type="float">
            <text:p>8096</text:p>
          </table:table-cell>
          <table:table-cell table:formula="of:=[.C6]-[.C$2]" office:value-type="float" office:value="0.135522127151489" calcext:value-type="float">
            <text:p>0.1355221272</text:p>
          </table:table-cell>
          <table:table-cell table:formula="of:=[.D6]/([.E6]-[.E5])" office:value-type="float" office:value="239016.577630745" calcext:value-type="float">
            <text:p>239016.577630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1220.84141" calcext:value-type="float">
            <text:p>1442891220.84141</text:p>
          </table:table-cell>
          <table:table-cell office:value-type="float" office:value="1442891220.96597" calcext:value-type="float">
            <text:p>1442891220.96597</text:p>
          </table:table-cell>
          <table:table-cell office:value-type="float" office:value="8096" calcext:value-type="float">
            <text:p>8096</text:p>
          </table:table-cell>
          <table:table-cell table:formula="of:=[.C7]-[.C$2]" office:value-type="float" office:value="0.169410943984985" calcext:value-type="float">
            <text:p>0.169410944</text:p>
          </table:table-cell>
          <table:table-cell table:formula="of:=[.D7]/([.E7]-[.E6])" office:value-type="float" office:value="238898.868608414" calcext:value-type="float">
            <text:p>238898.868608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1220.95393" calcext:value-type="float">
            <text:p>1442891220.95393</text:p>
          </table:table-cell>
          <table:table-cell office:value-type="float" office:value="1442891220.99989" calcext:value-type="float">
            <text:p>1442891220.99989</text:p>
          </table:table-cell>
          <table:table-cell office:value-type="float" office:value="8096" calcext:value-type="float">
            <text:p>8096</text:p>
          </table:table-cell>
          <table:table-cell table:formula="of:=[.C8]-[.C$2]" office:value-type="float" office:value="0.203329086303711" calcext:value-type="float">
            <text:p>0.2033290863</text:p>
          </table:table-cell>
          <table:table-cell table:formula="of:=[.D8]/([.E8]-[.E7])" office:value-type="float" office:value="238692.317637053" calcext:value-type="float">
            <text:p>238692.3176370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1221.04209" calcext:value-type="float">
            <text:p>1442891221.04209</text:p>
          </table:table-cell>
          <table:table-cell office:value-type="float" office:value="1442891221.04212" calcext:value-type="float">
            <text:p>1442891221.04212</text:p>
          </table:table-cell>
          <table:table-cell office:value-type="float" office:value="8096" calcext:value-type="float">
            <text:p>8096</text:p>
          </table:table-cell>
          <table:table-cell table:formula="of:=[.C9]-[.C$2]" office:value-type="float" office:value="0.245565176010132" calcext:value-type="float">
            <text:p>0.245565176</text:p>
          </table:table-cell>
          <table:table-cell table:formula="of:=[.D9]/([.E9]-[.E8])" office:value-type="float" office:value="191684.411513342" calcext:value-type="float">
            <text:p>191684.411513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1221.15671" calcext:value-type="float">
            <text:p>1442891221.15671</text:p>
          </table:table-cell>
          <table:table-cell office:value-type="float" office:value="1442891221.15676" calcext:value-type="float">
            <text:p>1442891221.15676</text:p>
          </table:table-cell>
          <table:table-cell office:value-type="float" office:value="8096" calcext:value-type="float">
            <text:p>8096</text:p>
          </table:table-cell>
          <table:table-cell table:formula="of:=[.C10]-[.C$2]" office:value-type="float" office:value="0.360196113586426" calcext:value-type="float">
            <text:p>0.3601961136</text:p>
          </table:table-cell>
          <table:table-cell table:formula="of:=[.D10]/([.E10]-[.E9])" office:value-type="float" office:value="70626.6577869662" calcext:value-type="float">
            <text:p>70626.6577869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1221.24312" calcext:value-type="float">
            <text:p>1442891221.24312</text:p>
          </table:table-cell>
          <table:table-cell office:value-type="float" office:value="1442891221.24319" calcext:value-type="float">
            <text:p>1442891221.24319</text:p>
          </table:table-cell>
          <table:table-cell office:value-type="float" office:value="8096" calcext:value-type="float">
            <text:p>8096</text:p>
          </table:table-cell>
          <table:table-cell table:formula="of:=[.C11]-[.C$2]" office:value-type="float" office:value="0.446626663208008" calcext:value-type="float">
            <text:p>0.4466266632</text:p>
          </table:table-cell>
          <table:table-cell table:formula="of:=[.D11]/([.E11]-[.E10])" office:value-type="float" office:value="93670.5833232188" calcext:value-type="float">
            <text:p>93670.5833232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1221.3516" calcext:value-type="float">
            <text:p>1442891221.3516</text:p>
          </table:table-cell>
          <table:table-cell office:value-type="float" office:value="1442891221.35164" calcext:value-type="float">
            <text:p>1442891221.35164</text:p>
          </table:table-cell>
          <table:table-cell office:value-type="float" office:value="8096" calcext:value-type="float">
            <text:p>8096</text:p>
          </table:table-cell>
          <table:table-cell table:formula="of:=[.C12]-[.C$2]" office:value-type="float" office:value="0.555077075958252" calcext:value-type="float">
            <text:p>0.555077076</text:p>
          </table:table-cell>
          <table:table-cell table:formula="of:=[.D12]/([.E12]-[.E11])" office:value-type="float" office:value="74651.629207209" calcext:value-type="float">
            <text:p>74651.629207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1221.44409" calcext:value-type="float">
            <text:p>1442891221.44409</text:p>
          </table:table-cell>
          <table:table-cell office:value-type="float" office:value="1442891221.44418" calcext:value-type="float">
            <text:p>1442891221.44418</text:p>
          </table:table-cell>
          <table:table-cell office:value-type="float" office:value="8096" calcext:value-type="float">
            <text:p>8096</text:p>
          </table:table-cell>
          <table:table-cell table:formula="of:=[.C13]-[.C$2]" office:value-type="float" office:value="0.647619009017944" calcext:value-type="float">
            <text:p>0.647619009</text:p>
          </table:table-cell>
          <table:table-cell table:formula="of:=[.D13]/([.E13]-[.E12])" office:value-type="float" office:value="87484.6648683882" calcext:value-type="float">
            <text:p>87484.66486838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1221.54478" calcext:value-type="float">
            <text:p>1442891221.54478</text:p>
          </table:table-cell>
          <table:table-cell office:value-type="float" office:value="1442891221.54482" calcext:value-type="float">
            <text:p>1442891221.54482</text:p>
          </table:table-cell>
          <table:table-cell office:value-type="float" office:value="8096" calcext:value-type="float">
            <text:p>8096</text:p>
          </table:table-cell>
          <table:table-cell table:formula="of:=[.C14]-[.C$2]" office:value-type="float" office:value="0.748257398605347" calcext:value-type="float">
            <text:p>0.7482573986</text:p>
          </table:table-cell>
          <table:table-cell table:formula="of:=[.D14]/([.E14]-[.E13])" office:value-type="float" office:value="80446.438314365" calcext:value-type="float">
            <text:p>80446.4383143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1221.64053" calcext:value-type="float">
            <text:p>1442891221.64053</text:p>
          </table:table-cell>
          <table:table-cell office:value-type="float" office:value="1442891221.64058" calcext:value-type="float">
            <text:p>1442891221.64058</text:p>
          </table:table-cell>
          <table:table-cell office:value-type="float" office:value="8096" calcext:value-type="float">
            <text:p>8096</text:p>
          </table:table-cell>
          <table:table-cell table:formula="of:=[.C15]-[.C$2]" office:value-type="float" office:value="0.844020366668701" calcext:value-type="float">
            <text:p>0.8440203667</text:p>
          </table:table-cell>
          <table:table-cell table:formula="of:=[.D15]/([.E15]-[.E14])" office:value-type="float" office:value="84542.0747051604" calcext:value-type="float">
            <text:p>84542.07470516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1221.64502" calcext:value-type="float">
            <text:p>1442891221.64502</text:p>
          </table:table-cell>
          <table:table-cell office:value-type="float" office:value="1442891221.67339" calcext:value-type="float">
            <text:p>1442891221.67339</text:p>
          </table:table-cell>
          <table:table-cell office:value-type="float" office:value="8096" calcext:value-type="float">
            <text:p>8096</text:p>
          </table:table-cell>
          <table:table-cell table:formula="of:=[.C16]-[.C$2]" office:value-type="float" office:value="0.876827716827393" calcext:value-type="float">
            <text:p>0.8768277168</text:p>
          </table:table-cell>
          <table:table-cell table:formula="of:=[.D16]/([.E16]-[.E15])" office:value-type="float" office:value="246773.968663702" calcext:value-type="float">
            <text:p>246773.968663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1221.83254" calcext:value-type="float">
            <text:p>1442891221.83254</text:p>
          </table:table-cell>
          <table:table-cell office:value-type="float" office:value="1442891221.83259" calcext:value-type="float">
            <text:p>1442891221.83259</text:p>
          </table:table-cell>
          <table:table-cell office:value-type="float" office:value="8096" calcext:value-type="float">
            <text:p>8096</text:p>
          </table:table-cell>
          <table:table-cell table:formula="of:=[.C17]-[.C$2]" office:value-type="float" office:value="1.03603482246399" calcext:value-type="float">
            <text:p>1.0360348225</text:p>
          </table:table-cell>
          <table:table-cell table:formula="of:=[.D17]/([.E17]-[.E16])" office:value-type="float" office:value="50852.0016592713" calcext:value-type="float">
            <text:p>50852.00165927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1221.84595" calcext:value-type="float">
            <text:p>1442891221.84595</text:p>
          </table:table-cell>
          <table:table-cell office:value-type="float" office:value="1442891221.8654" calcext:value-type="float">
            <text:p>1442891221.8654</text:p>
          </table:table-cell>
          <table:table-cell office:value-type="float" office:value="8096" calcext:value-type="float">
            <text:p>8096</text:p>
          </table:table-cell>
          <table:table-cell table:formula="of:=[.C18]-[.C$2]" office:value-type="float" office:value="1.06883883476257" calcext:value-type="float">
            <text:p>1.0688388348</text:p>
          </table:table-cell>
          <table:table-cell table:formula="of:=[.D18]/([.E18]-[.E17])" office:value-type="float" office:value="246799.078305109" calcext:value-type="float">
            <text:p>246799.078305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1222.02353" calcext:value-type="float">
            <text:p>1442891222.02353</text:p>
          </table:table-cell>
          <table:table-cell office:value-type="float" office:value="1442891222.0236" calcext:value-type="float">
            <text:p>1442891222.0236</text:p>
          </table:table-cell>
          <table:table-cell office:value-type="float" office:value="8096" calcext:value-type="float">
            <text:p>8096</text:p>
          </table:table-cell>
          <table:table-cell table:formula="of:=[.C19]-[.C$2]" office:value-type="float" office:value="1.22704529762268" calcext:value-type="float">
            <text:p>1.2270452976</text:p>
          </table:table-cell>
          <table:table-cell table:formula="of:=[.D19]/([.E19]-[.E18])" office:value-type="float" office:value="51173.6363587043" calcext:value-type="float">
            <text:p>51173.63635870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1222.04701" calcext:value-type="float">
            <text:p>1442891222.04701</text:p>
          </table:table-cell>
          <table:table-cell office:value-type="float" office:value="1442891222.05313" calcext:value-type="float">
            <text:p>1442891222.05313</text:p>
          </table:table-cell>
          <table:table-cell office:value-type="float" office:value="8096" calcext:value-type="float">
            <text:p>8096</text:p>
          </table:table-cell>
          <table:table-cell table:formula="of:=[.C20]-[.C$2]" office:value-type="float" office:value="1.25656938552856" calcext:value-type="float">
            <text:p>1.2565693855</text:p>
          </table:table-cell>
          <table:table-cell table:formula="of:=[.D20]/([.E20]-[.E19])" office:value-type="float" office:value="274216.769229527" calcext:value-type="float">
            <text:p>274216.7692295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1222.21387" calcext:value-type="float">
            <text:p>1442891222.21387</text:p>
          </table:table-cell>
          <table:table-cell office:value-type="float" office:value="1442891222.21393" calcext:value-type="float">
            <text:p>1442891222.21393</text:p>
          </table:table-cell>
          <table:table-cell office:value-type="float" office:value="8096" calcext:value-type="float">
            <text:p>8096</text:p>
          </table:table-cell>
          <table:table-cell table:formula="of:=[.C21]-[.C$2]" office:value-type="float" office:value="1.4173686504364" calcext:value-type="float">
            <text:p>1.4173686504</text:p>
          </table:table-cell>
          <table:table-cell table:formula="of:=[.D21]/([.E21]-[.E20])" office:value-type="float" office:value="50348.4888730074" calcext:value-type="float">
            <text:p>50348.488873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1222.24803" calcext:value-type="float">
            <text:p>1442891222.24803</text:p>
          </table:table-cell>
          <table:table-cell office:value-type="float" office:value="1442891222.24807" calcext:value-type="float">
            <text:p>1442891222.24807</text:p>
          </table:table-cell>
          <table:table-cell office:value-type="float" office:value="8096" calcext:value-type="float">
            <text:p>8096</text:p>
          </table:table-cell>
          <table:table-cell table:formula="of:=[.C22]-[.C$2]" office:value-type="float" office:value="1.45150923728943" calcext:value-type="float">
            <text:p>1.4515092373</text:p>
          </table:table-cell>
          <table:table-cell table:formula="of:=[.D22]/([.E22]-[.E21])" office:value-type="float" office:value="237137.10707003" calcext:value-type="float">
            <text:p>237137.10707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1222.3727" calcext:value-type="float">
            <text:p>1442891222.3727</text:p>
          </table:table-cell>
          <table:table-cell office:value-type="float" office:value="1442891222.37275" calcext:value-type="float">
            <text:p>1442891222.37275</text:p>
          </table:table-cell>
          <table:table-cell office:value-type="float" office:value="8096" calcext:value-type="float">
            <text:p>8096</text:p>
          </table:table-cell>
          <table:table-cell table:formula="of:=[.C23]-[.C$2]" office:value-type="float" office:value="1.57618641853333" calcext:value-type="float">
            <text:p>1.5761864185</text:p>
          </table:table-cell>
          <table:table-cell table:formula="of:=[.D23]/([.E23]-[.E22])" office:value-type="float" office:value="64935.6996944165" calcext:value-type="float">
            <text:p>64935.69969441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1222.44901" calcext:value-type="float">
            <text:p>1442891222.44901</text:p>
          </table:table-cell>
          <table:table-cell office:value-type="float" office:value="1442891222.44908" calcext:value-type="float">
            <text:p>1442891222.44908</text:p>
          </table:table-cell>
          <table:table-cell office:value-type="float" office:value="8096" calcext:value-type="float">
            <text:p>8096</text:p>
          </table:table-cell>
          <table:table-cell table:formula="of:=[.C24]-[.C$2]" office:value-type="float" office:value="1.65252375602722" calcext:value-type="float">
            <text:p>1.652523756</text:p>
          </table:table-cell>
          <table:table-cell table:formula="of:=[.D24]/([.E24]-[.E23])" office:value-type="float" office:value="106055.572093372" calcext:value-type="float">
            <text:p>106055.5720933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1222.53146" calcext:value-type="float">
            <text:p>1442891222.53146</text:p>
          </table:table-cell>
          <table:table-cell office:value-type="float" office:value="1442891222.53152" calcext:value-type="float">
            <text:p>1442891222.53152</text:p>
          </table:table-cell>
          <table:table-cell office:value-type="float" office:value="8096" calcext:value-type="float">
            <text:p>8096</text:p>
          </table:table-cell>
          <table:table-cell table:formula="of:=[.C25]-[.C$2]" office:value-type="float" office:value="1.7349579334259" calcext:value-type="float">
            <text:p>1.7349579334</text:p>
          </table:table-cell>
          <table:table-cell table:formula="of:=[.D25]/([.E25]-[.E24])" office:value-type="float" office:value="98211.6915032075" calcext:value-type="float">
            <text:p>98211.69150320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1222.61062" calcext:value-type="float">
            <text:p>1442891222.61062</text:p>
          </table:table-cell>
          <table:table-cell office:value-type="float" office:value="1442891222.61068" calcext:value-type="float">
            <text:p>1442891222.61068</text:p>
          </table:table-cell>
          <table:table-cell office:value-type="float" office:value="8096" calcext:value-type="float">
            <text:p>8096</text:p>
          </table:table-cell>
          <table:table-cell table:formula="of:=[.C26]-[.C$2]" office:value-type="float" office:value="1.814120054245" calcext:value-type="float">
            <text:p>1.8141200542</text:p>
          </table:table-cell>
          <table:table-cell table:formula="of:=[.D26]/([.E26]-[.E25])" office:value-type="float" office:value="102271.135692558" calcext:value-type="float">
            <text:p>102271.135692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1222.64974" calcext:value-type="float">
            <text:p>1442891222.64974</text:p>
          </table:table-cell>
          <table:table-cell office:value-type="float" office:value="1442891222.6498" calcext:value-type="float">
            <text:p>1442891222.6498</text:p>
          </table:table-cell>
          <table:table-cell office:value-type="float" office:value="8096" calcext:value-type="float">
            <text:p>8096</text:p>
          </table:table-cell>
          <table:table-cell table:formula="of:=[.C27]-[.C$2]" office:value-type="float" office:value="1.85324478149414" calcext:value-type="float">
            <text:p>1.8532447815</text:p>
          </table:table-cell>
          <table:table-cell table:formula="of:=[.D27]/([.E27]-[.E26])" office:value-type="float" office:value="206927.96012212" calcext:value-type="float">
            <text:p>206927.960122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1222.76934" calcext:value-type="float">
            <text:p>1442891222.76934</text:p>
          </table:table-cell>
          <table:table-cell office:value-type="float" office:value="1442891222.7694" calcext:value-type="float">
            <text:p>1442891222.7694</text:p>
          </table:table-cell>
          <table:table-cell office:value-type="float" office:value="8096" calcext:value-type="float">
            <text:p>8096</text:p>
          </table:table-cell>
          <table:table-cell table:formula="of:=[.C28]-[.C$2]" office:value-type="float" office:value="1.97283697128296" calcext:value-type="float">
            <text:p>1.9728369713</text:p>
          </table:table-cell>
          <table:table-cell table:formula="of:=[.D28]/([.E28]-[.E27])" office:value-type="float" office:value="67696.7284761347" calcext:value-type="float">
            <text:p>67696.72847613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1222.84857" calcext:value-type="float">
            <text:p>1442891222.84857</text:p>
          </table:table-cell>
          <table:table-cell office:value-type="float" office:value="1442891222.84863" calcext:value-type="float">
            <text:p>1442891222.84863</text:p>
          </table:table-cell>
          <table:table-cell office:value-type="float" office:value="8096" calcext:value-type="float">
            <text:p>8096</text:p>
          </table:table-cell>
          <table:table-cell table:formula="of:=[.C29]-[.C$2]" office:value-type="float" office:value="2.05207347869873" calcext:value-type="float">
            <text:p>2.0520734787</text:p>
          </table:table-cell>
          <table:table-cell table:formula="of:=[.D29]/([.E29]-[.E28])" office:value-type="float" office:value="102175.124371882" calcext:value-type="float">
            <text:p>102175.1243718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1222.85059" calcext:value-type="float">
            <text:p>1442891222.85059</text:p>
          </table:table-cell>
          <table:table-cell office:value-type="float" office:value="1442891222.87814" calcext:value-type="float">
            <text:p>1442891222.87814</text:p>
          </table:table-cell>
          <table:table-cell office:value-type="float" office:value="8096" calcext:value-type="float">
            <text:p>8096</text:p>
          </table:table-cell>
          <table:table-cell table:formula="of:=[.C30]-[.C$2]" office:value-type="float" office:value="2.08157896995544" calcext:value-type="float">
            <text:p>2.08157897</text:p>
          </table:table-cell>
          <table:table-cell table:formula="of:=[.D30]/([.E30]-[.E29])" office:value-type="float" office:value="274389.601906994" calcext:value-type="float">
            <text:p>274389.601906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1223.00719" calcext:value-type="float">
            <text:p>1442891223.00719</text:p>
          </table:table-cell>
          <table:table-cell office:value-type="float" office:value="1442891223.00728" calcext:value-type="float">
            <text:p>1442891223.00728</text:p>
          </table:table-cell>
          <table:table-cell office:value-type="float" office:value="8096" calcext:value-type="float">
            <text:p>8096</text:p>
          </table:table-cell>
          <table:table-cell table:formula="of:=[.C31]-[.C$2]" office:value-type="float" office:value="2.21071767807007" calcext:value-type="float">
            <text:p>2.2107176781</text:p>
          </table:table-cell>
          <table:table-cell table:formula="of:=[.D31]/([.E31]-[.E30])" office:value-type="float" office:value="62692.2796286142" calcext:value-type="float">
            <text:p>62692.2796286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1223.05149" calcext:value-type="float">
            <text:p>1442891223.05149</text:p>
          </table:table-cell>
          <table:table-cell office:value-type="float" office:value="1442891223.05153" calcext:value-type="float">
            <text:p>1442891223.05153</text:p>
          </table:table-cell>
          <table:table-cell office:value-type="float" office:value="8096" calcext:value-type="float">
            <text:p>8096</text:p>
          </table:table-cell>
          <table:table-cell table:formula="of:=[.C32]-[.C$2]" office:value-type="float" office:value="2.25497364997864" calcext:value-type="float">
            <text:p>2.25497365</text:p>
          </table:table-cell>
          <table:table-cell table:formula="of:=[.D32]/([.E32]-[.E31])" office:value-type="float" office:value="182935.763262096" calcext:value-type="float">
            <text:p>182935.7632620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1223.16608" calcext:value-type="float">
            <text:p>1442891223.16608</text:p>
          </table:table-cell>
          <table:table-cell office:value-type="float" office:value="1442891223.16614" calcext:value-type="float">
            <text:p>1442891223.16614</text:p>
          </table:table-cell>
          <table:table-cell office:value-type="float" office:value="8096" calcext:value-type="float">
            <text:p>8096</text:p>
          </table:table-cell>
          <table:table-cell table:formula="of:=[.C33]-[.C$2]" office:value-type="float" office:value="2.36957955360413" calcext:value-type="float">
            <text:p>2.3695795536</text:p>
          </table:table-cell>
          <table:table-cell table:formula="of:=[.D33]/([.E33]-[.E32])" office:value-type="float" office:value="70642.0851272748" calcext:value-type="float">
            <text:p>70642.08512727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1223.24657" calcext:value-type="float">
            <text:p>1442891223.24657</text:p>
          </table:table-cell>
          <table:table-cell office:value-type="float" office:value="1442891223.2466" calcext:value-type="float">
            <text:p>1442891223.2466</text:p>
          </table:table-cell>
          <table:table-cell office:value-type="float" office:value="8096" calcext:value-type="float">
            <text:p>8096</text:p>
          </table:table-cell>
          <table:table-cell table:formula="of:=[.C34]-[.C$2]" office:value-type="float" office:value="2.45003867149353" calcext:value-type="float">
            <text:p>2.4500386715</text:p>
          </table:table-cell>
          <table:table-cell table:formula="of:=[.D34]/([.E34]-[.E33])" office:value-type="float" office:value="100622.529955255" calcext:value-type="float">
            <text:p>100622.5299552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1223.25215" calcext:value-type="float">
            <text:p>1442891223.25215</text:p>
          </table:table-cell>
          <table:table-cell office:value-type="float" office:value="1442891223.27355" calcext:value-type="float">
            <text:p>1442891223.27355</text:p>
          </table:table-cell>
          <table:table-cell office:value-type="float" office:value="8096" calcext:value-type="float">
            <text:p>8096</text:p>
          </table:table-cell>
          <table:table-cell table:formula="of:=[.C35]-[.C$2]" office:value-type="float" office:value="2.4769880771637" calcext:value-type="float">
            <text:p>2.4769880772</text:p>
          </table:table-cell>
          <table:table-cell table:formula="of:=[.D35]/([.E35]-[.E34])" office:value-type="float" office:value="300414.788329175" calcext:value-type="float">
            <text:p>300414.7883291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1223.40908" calcext:value-type="float">
            <text:p>1442891223.40908</text:p>
          </table:table-cell>
          <table:table-cell office:value-type="float" office:value="1442891223.40914" calcext:value-type="float">
            <text:p>1442891223.40914</text:p>
          </table:table-cell>
          <table:table-cell office:value-type="float" office:value="8096" calcext:value-type="float">
            <text:p>8096</text:p>
          </table:table-cell>
          <table:table-cell table:formula="of:=[.C36]-[.C$2]" office:value-type="float" office:value="2.61257863044739" calcext:value-type="float">
            <text:p>2.6125786304</text:p>
          </table:table-cell>
          <table:table-cell table:formula="of:=[.D36]/([.E36]-[.E35])" office:value-type="float" office:value="59709.1744515639" calcext:value-type="float">
            <text:p>59709.17445156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1223.45292" calcext:value-type="float">
            <text:p>1442891223.45292</text:p>
          </table:table-cell>
          <table:table-cell office:value-type="float" office:value="1442891223.45297" calcext:value-type="float">
            <text:p>1442891223.45297</text:p>
          </table:table-cell>
          <table:table-cell office:value-type="float" office:value="8096" calcext:value-type="float">
            <text:p>8096</text:p>
          </table:table-cell>
          <table:table-cell table:formula="of:=[.C37]-[.C$2]" office:value-type="float" office:value="2.6564085483551" calcext:value-type="float">
            <text:p>2.6564085484</text:p>
          </table:table-cell>
          <table:table-cell table:formula="of:=[.D37]/([.E37]-[.E36])" office:value-type="float" office:value="184714.012402359" calcext:value-type="float">
            <text:p>184714.0124023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1223.57177" calcext:value-type="float">
            <text:p>1442891223.57177</text:p>
          </table:table-cell>
          <table:table-cell office:value-type="float" office:value="1442891223.57183" calcext:value-type="float">
            <text:p>1442891223.57183</text:p>
          </table:table-cell>
          <table:table-cell office:value-type="float" office:value="8096" calcext:value-type="float">
            <text:p>8096</text:p>
          </table:table-cell>
          <table:table-cell table:formula="of:=[.C38]-[.C$2]" office:value-type="float" office:value="2.77526903152466" calcext:value-type="float">
            <text:p>2.7752690315</text:p>
          </table:table-cell>
          <table:table-cell table:formula="of:=[.D38]/([.E38]-[.E37])" office:value-type="float" office:value="68113.4703823387" calcext:value-type="float">
            <text:p>68113.47038233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1223.65317" calcext:value-type="float">
            <text:p>1442891223.65317</text:p>
          </table:table-cell>
          <table:table-cell office:value-type="float" office:value="1442891223.65321" calcext:value-type="float">
            <text:p>1442891223.65321</text:p>
          </table:table-cell>
          <table:table-cell office:value-type="float" office:value="8096" calcext:value-type="float">
            <text:p>8096</text:p>
          </table:table-cell>
          <table:table-cell table:formula="of:=[.C39]-[.C$2]" office:value-type="float" office:value="2.85664629936218" calcext:value-type="float">
            <text:p>2.8566462994</text:p>
          </table:table-cell>
          <table:table-cell table:formula="of:=[.D39]/([.E39]-[.E38])" office:value-type="float" office:value="99487.2427538886" calcext:value-type="float">
            <text:p>99487.24275388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1223.65359" calcext:value-type="float">
            <text:p>1442891223.65359</text:p>
          </table:table-cell>
          <table:table-cell office:value-type="float" office:value="1442891223.68016" calcext:value-type="float">
            <text:p>1442891223.68016</text:p>
          </table:table-cell>
          <table:table-cell office:value-type="float" office:value="8096" calcext:value-type="float">
            <text:p>8096</text:p>
          </table:table-cell>
          <table:table-cell table:formula="of:=[.C40]-[.C$2]" office:value-type="float" office:value="2.88359642028809" calcext:value-type="float">
            <text:p>2.8835964203</text:p>
          </table:table-cell>
          <table:table-cell table:formula="of:=[.D40]/([.E40]-[.E39])" office:value-type="float" office:value="300406.815325955" calcext:value-type="float">
            <text:p>300406.8153259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1223.81609" calcext:value-type="float">
            <text:p>1442891223.81609</text:p>
          </table:table-cell>
          <table:table-cell office:value-type="float" office:value="1442891223.81613" calcext:value-type="float">
            <text:p>1442891223.81613</text:p>
          </table:table-cell>
          <table:table-cell office:value-type="float" office:value="8096" calcext:value-type="float">
            <text:p>8096</text:p>
          </table:table-cell>
          <table:table-cell table:formula="of:=[.C41]-[.C$2]" office:value-type="float" office:value="3.01957178115845" calcext:value-type="float">
            <text:p>3.0195717812</text:p>
          </table:table-cell>
          <table:table-cell table:formula="of:=[.D41]/([.E41]-[.E40])" office:value-type="float" office:value="59540.1986667181" calcext:value-type="float">
            <text:p>59540.19866671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1223.85428" calcext:value-type="float">
            <text:p>1442891223.85428</text:p>
          </table:table-cell>
          <table:table-cell office:value-type="float" office:value="1442891223.85431" calcext:value-type="float">
            <text:p>1442891223.85431</text:p>
          </table:table-cell>
          <table:table-cell office:value-type="float" office:value="8096" calcext:value-type="float">
            <text:p>8096</text:p>
          </table:table-cell>
          <table:table-cell table:formula="of:=[.C42]-[.C$2]" office:value-type="float" office:value="3.05775094032288" calcext:value-type="float">
            <text:p>3.0577509403</text:p>
          </table:table-cell>
          <table:table-cell table:formula="of:=[.D42]/([.E42]-[.E41])" office:value-type="float" office:value="212052.862797015" calcext:value-type="float">
            <text:p>212052.862797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1223.97895" calcext:value-type="float">
            <text:p>1442891223.97895</text:p>
          </table:table-cell>
          <table:table-cell office:value-type="float" office:value="1442891223.97899" calcext:value-type="float">
            <text:p>1442891223.97899</text:p>
          </table:table-cell>
          <table:table-cell office:value-type="float" office:value="8096" calcext:value-type="float">
            <text:p>8096</text:p>
          </table:table-cell>
          <table:table-cell table:formula="of:=[.C43]-[.C$2]" office:value-type="float" office:value="3.18242835998535" calcext:value-type="float">
            <text:p>3.18242836</text:p>
          </table:table-cell>
          <table:table-cell table:formula="of:=[.D43]/([.E43]-[.E42])" office:value-type="float" office:value="64935.575518946" calcext:value-type="float">
            <text:p>64935.5755189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1224.05502" calcext:value-type="float">
            <text:p>1442891224.05502</text:p>
          </table:table-cell>
          <table:table-cell office:value-type="float" office:value="1442891224.05506" calcext:value-type="float">
            <text:p>1442891224.05506</text:p>
          </table:table-cell>
          <table:table-cell office:value-type="float" office:value="8096" calcext:value-type="float">
            <text:p>8096</text:p>
          </table:table-cell>
          <table:table-cell table:formula="of:=[.C44]-[.C$2]" office:value-type="float" office:value="3.25849986076355" calcext:value-type="float">
            <text:p>3.2584998608</text:p>
          </table:table-cell>
          <table:table-cell table:formula="of:=[.D44]/([.E44]-[.E43])" office:value-type="float" office:value="106426.190060395" calcext:value-type="float">
            <text:p>106426.1900603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1224.14179" calcext:value-type="float">
            <text:p>1442891224.14179</text:p>
          </table:table-cell>
          <table:table-cell office:value-type="float" office:value="1442891224.14184" calcext:value-type="float">
            <text:p>1442891224.14184</text:p>
          </table:table-cell>
          <table:table-cell office:value-type="float" office:value="8096" calcext:value-type="float">
            <text:p>8096</text:p>
          </table:table-cell>
          <table:table-cell table:formula="of:=[.C45]-[.C$2]" office:value-type="float" office:value="3.34528374671936" calcext:value-type="float">
            <text:p>3.3452837467</text:p>
          </table:table-cell>
          <table:table-cell table:formula="of:=[.D45]/([.E45]-[.E44])" office:value-type="float" office:value="93289.2081385062" calcext:value-type="float">
            <text:p>93289.20813850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1224.22311" calcext:value-type="float">
            <text:p>1442891224.22311</text:p>
          </table:table-cell>
          <table:table-cell office:value-type="float" office:value="1442891224.22315" calcext:value-type="float">
            <text:p>1442891224.22315</text:p>
          </table:table-cell>
          <table:table-cell office:value-type="float" office:value="8096" calcext:value-type="float">
            <text:p>8096</text:p>
          </table:table-cell>
          <table:table-cell table:formula="of:=[.C46]-[.C$2]" office:value-type="float" office:value="3.42659163475037" calcext:value-type="float">
            <text:p>3.4265916348</text:p>
          </table:table-cell>
          <table:table-cell table:formula="of:=[.D46]/([.E46]-[.E45])" office:value-type="float" office:value="99572.134955869" calcext:value-type="float">
            <text:p>99572.1349558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1224.25583" calcext:value-type="float">
            <text:p>1442891224.25583</text:p>
          </table:table-cell>
          <table:table-cell office:value-type="float" office:value="1442891224.25588" calcext:value-type="float">
            <text:p>1442891224.25588</text:p>
          </table:table-cell>
          <table:table-cell office:value-type="float" office:value="8096" calcext:value-type="float">
            <text:p>8096</text:p>
          </table:table-cell>
          <table:table-cell table:formula="of:=[.C47]-[.C$2]" office:value-type="float" office:value="3.45932531356812" calcext:value-type="float">
            <text:p>3.4593253136</text:p>
          </table:table-cell>
          <table:table-cell table:formula="of:=[.D47]/([.E47]-[.E46])" office:value-type="float" office:value="247329.365118905" calcext:value-type="float">
            <text:p>247329.3651189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1224.38614" calcext:value-type="float">
            <text:p>1442891224.38614</text:p>
          </table:table-cell>
          <table:table-cell office:value-type="float" office:value="1442891224.38618" calcext:value-type="float">
            <text:p>1442891224.38618</text:p>
          </table:table-cell>
          <table:table-cell office:value-type="float" office:value="8096" calcext:value-type="float">
            <text:p>8096</text:p>
          </table:table-cell>
          <table:table-cell table:formula="of:=[.C48]-[.C$2]" office:value-type="float" office:value="3.58962440490723" calcext:value-type="float">
            <text:p>3.5896244049</text:p>
          </table:table-cell>
          <table:table-cell table:formula="of:=[.D48]/([.E48]-[.E47])" office:value-type="float" office:value="62133.9712871033" calcext:value-type="float">
            <text:p>62133.97128710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1224.45683" calcext:value-type="float">
            <text:p>1442891224.45683</text:p>
          </table:table-cell>
          <table:table-cell office:value-type="float" office:value="1442891224.45687" calcext:value-type="float">
            <text:p>1442891224.45687</text:p>
          </table:table-cell>
          <table:table-cell office:value-type="float" office:value="8096" calcext:value-type="float">
            <text:p>8096</text:p>
          </table:table-cell>
          <table:table-cell table:formula="of:=[.C49]-[.C$2]" office:value-type="float" office:value="3.66030764579773" calcext:value-type="float">
            <text:p>3.6603076458</text:p>
          </table:table-cell>
          <table:table-cell table:formula="of:=[.D49]/([.E49]-[.E48])" office:value-type="float" office:value="114539.173614601" calcext:value-type="float">
            <text:p>114539.1736146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1224.54887" calcext:value-type="float">
            <text:p>1442891224.54887</text:p>
          </table:table-cell>
          <table:table-cell office:value-type="float" office:value="1442891224.5489" calcext:value-type="float">
            <text:p>1442891224.5489</text:p>
          </table:table-cell>
          <table:table-cell office:value-type="float" office:value="8096" calcext:value-type="float">
            <text:p>8096</text:p>
          </table:table-cell>
          <table:table-cell table:formula="of:=[.C50]-[.C$2]" office:value-type="float" office:value="3.75234341621399" calcext:value-type="float">
            <text:p>3.7523434162</text:p>
          </table:table-cell>
          <table:table-cell table:formula="of:=[.D50]/([.E50]-[.E49])" office:value-type="float" office:value="87965.7981172253" calcext:value-type="float">
            <text:p>87965.79811722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1224.63001" calcext:value-type="float">
            <text:p>1442891224.63001</text:p>
          </table:table-cell>
          <table:table-cell office:value-type="float" office:value="1442891224.63004" calcext:value-type="float">
            <text:p>1442891224.63004</text:p>
          </table:table-cell>
          <table:table-cell office:value-type="float" office:value="8096" calcext:value-type="float">
            <text:p>8096</text:p>
          </table:table-cell>
          <table:table-cell table:formula="of:=[.C51]-[.C$2]" office:value-type="float" office:value="3.83347702026367" calcext:value-type="float">
            <text:p>3.8334770203</text:p>
          </table:table-cell>
          <table:table-cell table:formula="of:=[.D51]/([.E51]-[.E50])" office:value-type="float" office:value="99786.0269468908" calcext:value-type="float">
            <text:p>99786.02694689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1224.65776" calcext:value-type="float">
            <text:p>1442891224.65776</text:p>
          </table:table-cell>
          <table:table-cell office:value-type="float" office:value="1442891224.65778" calcext:value-type="float">
            <text:p>1442891224.65778</text:p>
          </table:table-cell>
          <table:table-cell office:value-type="float" office:value="8096" calcext:value-type="float">
            <text:p>8096</text:p>
          </table:table-cell>
          <table:table-cell table:formula="of:=[.C52]-[.C$2]" office:value-type="float" office:value="3.86122536659241" calcext:value-type="float">
            <text:p>3.8612253666</text:p>
          </table:table-cell>
          <table:table-cell table:formula="of:=[.D52]/([.E52]-[.E51])" office:value-type="float" office:value="291765.13454483" calcext:value-type="float">
            <text:p>291765.134544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1224.79308" calcext:value-type="float">
            <text:p>1442891224.79308</text:p>
          </table:table-cell>
          <table:table-cell office:value-type="float" office:value="1442891224.79312" calcext:value-type="float">
            <text:p>1442891224.79312</text:p>
          </table:table-cell>
          <table:table-cell office:value-type="float" office:value="8096" calcext:value-type="float">
            <text:p>8096</text:p>
          </table:table-cell>
          <table:table-cell table:formula="of:=[.C53]-[.C$2]" office:value-type="float" office:value="3.99655818939209" calcext:value-type="float">
            <text:p>3.9965581894</text:p>
          </table:table-cell>
          <table:table-cell table:formula="of:=[.D53]/([.E53]-[.E52])" office:value-type="float" office:value="59822.8857753419" calcext:value-type="float">
            <text:p>59822.88577534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1224.85865" calcext:value-type="float">
            <text:p>1442891224.85865</text:p>
          </table:table-cell>
          <table:table-cell office:value-type="float" office:value="1442891224.85868" calcext:value-type="float">
            <text:p>1442891224.85868</text:p>
          </table:table-cell>
          <table:table-cell office:value-type="float" office:value="8096" calcext:value-type="float">
            <text:p>8096</text:p>
          </table:table-cell>
          <table:table-cell table:formula="of:=[.C54]-[.C$2]" office:value-type="float" office:value="4.0621190071106" calcext:value-type="float">
            <text:p>4.0621190071</text:p>
          </table:table-cell>
          <table:table-cell table:formula="of:=[.D54]/([.E54]-[.E53])" office:value-type="float" office:value="123488.392636609" calcext:value-type="float">
            <text:p>123488.3926366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1224.95573" calcext:value-type="float">
            <text:p>1442891224.95573</text:p>
          </table:table-cell>
          <table:table-cell office:value-type="float" office:value="1442891224.95578" calcext:value-type="float">
            <text:p>1442891224.95578</text:p>
          </table:table-cell>
          <table:table-cell office:value-type="float" office:value="8096" calcext:value-type="float">
            <text:p>8096</text:p>
          </table:table-cell>
          <table:table-cell table:formula="of:=[.C55]-[.C$2]" office:value-type="float" office:value="4.15922021865845" calcext:value-type="float">
            <text:p>4.1592202187</text:p>
          </table:table-cell>
          <table:table-cell table:formula="of:=[.D55]/([.E55]-[.E54])" office:value-type="float" office:value="83376.920544501" calcext:value-type="float">
            <text:p>83376.9205445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1225.03713" calcext:value-type="float">
            <text:p>1442891225.03713</text:p>
          </table:table-cell>
          <table:table-cell office:value-type="float" office:value="1442891225.03718" calcext:value-type="float">
            <text:p>1442891225.03718</text:p>
          </table:table-cell>
          <table:table-cell office:value-type="float" office:value="8096" calcext:value-type="float">
            <text:p>8096</text:p>
          </table:table-cell>
          <table:table-cell table:formula="of:=[.C56]-[.C$2]" office:value-type="float" office:value="4.24062085151672" calcext:value-type="float">
            <text:p>4.2406208515</text:p>
          </table:table-cell>
          <table:table-cell table:formula="of:=[.D56]/([.E56]-[.E55])" office:value-type="float" office:value="99458.6862008265" calcext:value-type="float">
            <text:p>99458.6862008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1225.05956" calcext:value-type="float">
            <text:p>1442891225.05956</text:p>
          </table:table-cell>
          <table:table-cell office:value-type="float" office:value="1442891225.06172" calcext:value-type="float">
            <text:p>1442891225.06172</text:p>
          </table:table-cell>
          <table:table-cell office:value-type="float" office:value="8096" calcext:value-type="float">
            <text:p>8096</text:p>
          </table:table-cell>
          <table:table-cell table:formula="of:=[.C57]-[.C$2]" office:value-type="float" office:value="4.26516127586365" calcext:value-type="float">
            <text:p>4.2651612759</text:p>
          </table:table-cell>
          <table:table-cell table:formula="of:=[.D57]/([.E57]-[.E56])" office:value-type="float" office:value="329904.645720392" calcext:value-type="float">
            <text:p>329904.6457203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1225.20012" calcext:value-type="float">
            <text:p>1442891225.20012</text:p>
          </table:table-cell>
          <table:table-cell office:value-type="float" office:value="1442891225.20017" calcext:value-type="float">
            <text:p>1442891225.20017</text:p>
          </table:table-cell>
          <table:table-cell office:value-type="float" office:value="8096" calcext:value-type="float">
            <text:p>8096</text:p>
          </table:table-cell>
          <table:table-cell table:formula="of:=[.C58]-[.C$2]" office:value-type="float" office:value="4.4036078453064" calcext:value-type="float">
            <text:p>4.4036078453</text:p>
          </table:table-cell>
          <table:table-cell table:formula="of:=[.D58]/([.E58]-[.E57])" office:value-type="float" office:value="58477.4330818496" calcext:value-type="float">
            <text:p>58477.43308184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1225.26071" calcext:value-type="float">
            <text:p>1442891225.26071</text:p>
          </table:table-cell>
          <table:table-cell office:value-type="float" office:value="1442891225.26075" calcext:value-type="float">
            <text:p>1442891225.26075</text:p>
          </table:table-cell>
          <table:table-cell office:value-type="float" office:value="8096" calcext:value-type="float">
            <text:p>8096</text:p>
          </table:table-cell>
          <table:table-cell table:formula="of:=[.C59]-[.C$2]" office:value-type="float" office:value="4.46419382095337" calcext:value-type="float">
            <text:p>4.464193821</text:p>
          </table:table-cell>
          <table:table-cell table:formula="of:=[.D59]/([.E59]-[.E58])" office:value-type="float" office:value="133628.284657401" calcext:value-type="float">
            <text:p>133628.2846574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1225.35467" calcext:value-type="float">
            <text:p>1442891225.35467</text:p>
          </table:table-cell>
          <table:table-cell office:value-type="float" office:value="1442891225.35471" calcext:value-type="float">
            <text:p>1442891225.35471</text:p>
          </table:table-cell>
          <table:table-cell office:value-type="float" office:value="8096" calcext:value-type="float">
            <text:p>8096</text:p>
          </table:table-cell>
          <table:table-cell table:formula="of:=[.C60]-[.C$2]" office:value-type="float" office:value="4.55814909934998" calcext:value-type="float">
            <text:p>4.5581490993</text:p>
          </table:table-cell>
          <table:table-cell table:formula="of:=[.D60]/([.E60]-[.E59])" office:value-type="float" office:value="86168.6553237058" calcext:value-type="float">
            <text:p>86168.65532370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1225.43204" calcext:value-type="float">
            <text:p>1442891225.43204</text:p>
          </table:table-cell>
          <table:table-cell office:value-type="float" office:value="1442891225.43208" calcext:value-type="float">
            <text:p>1442891225.43208</text:p>
          </table:table-cell>
          <table:table-cell office:value-type="float" office:value="8096" calcext:value-type="float">
            <text:p>8096</text:p>
          </table:table-cell>
          <table:table-cell table:formula="of:=[.C61]-[.C$2]" office:value-type="float" office:value="4.63552498817444" calcext:value-type="float">
            <text:p>4.6355249882</text:p>
          </table:table-cell>
          <table:table-cell table:formula="of:=[.D61]/([.E61]-[.E60])" office:value-type="float" office:value="104632.077550241" calcext:value-type="float">
            <text:p>104632.0775502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1225.46156" calcext:value-type="float">
            <text:p>1442891225.46156</text:p>
          </table:table-cell>
          <table:table-cell office:value-type="float" office:value="1442891225.46161" calcext:value-type="float">
            <text:p>1442891225.46161</text:p>
          </table:table-cell>
          <table:table-cell office:value-type="float" office:value="8096" calcext:value-type="float">
            <text:p>8096</text:p>
          </table:table-cell>
          <table:table-cell table:formula="of:=[.C62]-[.C$2]" office:value-type="float" office:value="4.66504955291748" calcext:value-type="float">
            <text:p>4.6650495529</text:p>
          </table:table-cell>
          <table:table-cell table:formula="of:=[.D62]/([.E62]-[.E61])" office:value-type="float" office:value="274212.340485323" calcext:value-type="float">
            <text:p>274212.3404853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1225.58672" calcext:value-type="float">
            <text:p>1442891225.58672</text:p>
          </table:table-cell>
          <table:table-cell office:value-type="float" office:value="1442891225.58676" calcext:value-type="float">
            <text:p>1442891225.58676</text:p>
          </table:table-cell>
          <table:table-cell office:value-type="float" office:value="8096" calcext:value-type="float">
            <text:p>8096</text:p>
          </table:table-cell>
          <table:table-cell table:formula="of:=[.C63]-[.C$2]" office:value-type="float" office:value="4.79020190238953" calcext:value-type="float">
            <text:p>4.7902019024</text:p>
          </table:table-cell>
          <table:table-cell table:formula="of:=[.D63]/([.E63]-[.E62])" office:value-type="float" office:value="64689.157128515" calcext:value-type="float">
            <text:p>64689.1571285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1225.66275" calcext:value-type="float">
            <text:p>1442891225.66275</text:p>
          </table:table-cell>
          <table:table-cell office:value-type="float" office:value="1442891225.6628" calcext:value-type="float">
            <text:p>1442891225.6628</text:p>
          </table:table-cell>
          <table:table-cell office:value-type="float" office:value="8096" calcext:value-type="float">
            <text:p>8096</text:p>
          </table:table-cell>
          <table:table-cell table:formula="of:=[.C64]-[.C$2]" office:value-type="float" office:value="4.86624026298523" calcext:value-type="float">
            <text:p>4.866240263</text:p>
          </table:table-cell>
          <table:table-cell table:formula="of:=[.D64]/([.E64]-[.E63])" office:value-type="float" office:value="106472.574323985" calcext:value-type="float">
            <text:p>106472.574323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1225.74133" calcext:value-type="float">
            <text:p>1442891225.74133</text:p>
          </table:table-cell>
          <table:table-cell office:value-type="float" office:value="1442891225.7414" calcext:value-type="float">
            <text:p>1442891225.7414</text:p>
          </table:table-cell>
          <table:table-cell office:value-type="float" office:value="8096" calcext:value-type="float">
            <text:p>8096</text:p>
          </table:table-cell>
          <table:table-cell table:formula="of:=[.C65]-[.C$2]" office:value-type="float" office:value="4.94484043121338" calcext:value-type="float">
            <text:p>4.9448404312</text:p>
          </table:table-cell>
          <table:table-cell table:formula="of:=[.D65]/([.E65]-[.E64])" office:value-type="float" office:value="103002.324072642" calcext:value-type="float">
            <text:p>103002.324072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1225.81873" calcext:value-type="float">
            <text:p>1442891225.81873</text:p>
          </table:table-cell>
          <table:table-cell office:value-type="float" office:value="1442891225.81877" calcext:value-type="float">
            <text:p>1442891225.81877</text:p>
          </table:table-cell>
          <table:table-cell office:value-type="float" office:value="8096" calcext:value-type="float">
            <text:p>8096</text:p>
          </table:table-cell>
          <table:table-cell table:formula="of:=[.C66]-[.C$2]" office:value-type="float" office:value="5.02221465110779" calcext:value-type="float">
            <text:p>5.0222146511</text:p>
          </table:table-cell>
          <table:table-cell table:formula="of:=[.D66]/([.E66]-[.E65])" office:value-type="float" office:value="104634.334421057" calcext:value-type="float">
            <text:p>104634.3344210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1225.86374" calcext:value-type="float">
            <text:p>1442891225.86374</text:p>
          </table:table-cell>
          <table:table-cell office:value-type="float" office:value="1442891225.86379" calcext:value-type="float">
            <text:p>1442891225.86379</text:p>
          </table:table-cell>
          <table:table-cell office:value-type="float" office:value="8096" calcext:value-type="float">
            <text:p>8096</text:p>
          </table:table-cell>
          <table:table-cell table:formula="of:=[.C67]-[.C$2]" office:value-type="float" office:value="5.06723523139954" calcext:value-type="float">
            <text:p>5.0672352314</text:p>
          </table:table-cell>
          <table:table-cell table:formula="of:=[.D67]/([.E67]-[.E66])" office:value-type="float" office:value="179828.868209501" calcext:value-type="float">
            <text:p>179828.86820950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1225.97337" calcext:value-type="float">
            <text:p>1442891225.97337</text:p>
          </table:table-cell>
          <table:table-cell office:value-type="float" office:value="1442891225.97341" calcext:value-type="float">
            <text:p>1442891225.97341</text:p>
          </table:table-cell>
          <table:table-cell office:value-type="float" office:value="8096" calcext:value-type="float">
            <text:p>8096</text:p>
          </table:table-cell>
          <table:table-cell table:formula="of:=[.C68]-[.C$2]" office:value-type="float" office:value="5.17685317993164" calcext:value-type="float">
            <text:p>5.1768531799</text:p>
          </table:table-cell>
          <table:table-cell table:formula="of:=[.D68]/([.E68]-[.E67])" office:value-type="float" office:value="73856.5181014027" calcext:value-type="float">
            <text:p>73856.51810140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1226.0508" calcext:value-type="float">
            <text:p>1442891226.0508</text:p>
          </table:table-cell>
          <table:table-cell office:value-type="float" office:value="1442891226.05086" calcext:value-type="float">
            <text:p>1442891226.05086</text:p>
          </table:table-cell>
          <table:table-cell office:value-type="float" office:value="8096" calcext:value-type="float">
            <text:p>8096</text:p>
          </table:table-cell>
          <table:table-cell table:formula="of:=[.C69]-[.C$2]" office:value-type="float" office:value="5.2543032169342" calcext:value-type="float">
            <text:p>5.2543032169</text:p>
          </table:table-cell>
          <table:table-cell table:formula="of:=[.D69]/([.E69]-[.E68])" office:value-type="float" office:value="104531.906159477" calcext:value-type="float">
            <text:p>104531.9061594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1226.06469" calcext:value-type="float">
            <text:p>1442891226.06469</text:p>
          </table:table-cell>
          <table:table-cell office:value-type="float" office:value="1442891226.07351" calcext:value-type="float">
            <text:p>1442891226.07351</text:p>
          </table:table-cell>
          <table:table-cell office:value-type="float" office:value="8096" calcext:value-type="float">
            <text:p>8096</text:p>
          </table:table-cell>
          <table:table-cell table:formula="of:=[.C70]-[.C$2]" office:value-type="float" office:value="5.27694916725159" calcext:value-type="float">
            <text:p>5.2769491673</text:p>
          </table:table-cell>
          <table:table-cell table:formula="of:=[.D70]/([.E70]-[.E69])" office:value-type="float" office:value="357503.213004295" calcext:value-type="float">
            <text:p>357503.213004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1226.20518" calcext:value-type="float">
            <text:p>1442891226.20518</text:p>
          </table:table-cell>
          <table:table-cell office:value-type="float" office:value="1442891226.20523" calcext:value-type="float">
            <text:p>1442891226.20523</text:p>
          </table:table-cell>
          <table:table-cell office:value-type="float" office:value="8096" calcext:value-type="float">
            <text:p>8096</text:p>
          </table:table-cell>
          <table:table-cell table:formula="of:=[.C71]-[.C$2]" office:value-type="float" office:value="5.40867280960083" calcext:value-type="float">
            <text:p>5.4086728096</text:p>
          </table:table-cell>
          <table:table-cell table:formula="of:=[.D71]/([.E71]-[.E70])" office:value-type="float" office:value="61462.0113414023" calcext:value-type="float">
            <text:p>61462.01134140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1226.26567" calcext:value-type="float">
            <text:p>1442891226.26567</text:p>
          </table:table-cell>
          <table:table-cell office:value-type="float" office:value="1442891226.26571" calcext:value-type="float">
            <text:p>1442891226.26571</text:p>
          </table:table-cell>
          <table:table-cell office:value-type="float" office:value="8096" calcext:value-type="float">
            <text:p>8096</text:p>
          </table:table-cell>
          <table:table-cell table:formula="of:=[.C72]-[.C$2]" office:value-type="float" office:value="5.46914744377136" calcext:value-type="float">
            <text:p>5.4691474438</text:p>
          </table:table-cell>
          <table:table-cell table:formula="of:=[.D72]/([.E72]-[.E71])" office:value-type="float" office:value="133874.311288434" calcext:value-type="float">
            <text:p>133874.3112884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1226.35421" calcext:value-type="float">
            <text:p>1442891226.35421</text:p>
          </table:table-cell>
          <table:table-cell office:value-type="float" office:value="1442891226.35425" calcext:value-type="float">
            <text:p>1442891226.35425</text:p>
          </table:table-cell>
          <table:table-cell office:value-type="float" office:value="8096" calcext:value-type="float">
            <text:p>8096</text:p>
          </table:table-cell>
          <table:table-cell table:formula="of:=[.C73]-[.C$2]" office:value-type="float" office:value="5.55769205093384" calcext:value-type="float">
            <text:p>5.5576920509</text:p>
          </table:table-cell>
          <table:table-cell table:formula="of:=[.D73]/([.E73]-[.E72])" office:value-type="float" office:value="91434.1399148588" calcext:value-type="float">
            <text:p>91434.13991485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1226.42848" calcext:value-type="float">
            <text:p>1442891226.42848</text:p>
          </table:table-cell>
          <table:table-cell office:value-type="float" office:value="1442891226.42854" calcext:value-type="float">
            <text:p>1442891226.42854</text:p>
          </table:table-cell>
          <table:table-cell office:value-type="float" office:value="8096" calcext:value-type="float">
            <text:p>8096</text:p>
          </table:table-cell>
          <table:table-cell table:formula="of:=[.C74]-[.C$2]" office:value-type="float" office:value="5.63198113441467" calcext:value-type="float">
            <text:p>5.6319811344</text:p>
          </table:table-cell>
          <table:table-cell table:formula="of:=[.D74]/([.E74]-[.E73])" office:value-type="float" office:value="108979.672660635" calcext:value-type="float">
            <text:p>108979.6726606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1226.46663" calcext:value-type="float">
            <text:p>1442891226.46663</text:p>
          </table:table-cell>
          <table:table-cell office:value-type="float" office:value="1442891226.46665" calcext:value-type="float">
            <text:p>1442891226.46665</text:p>
          </table:table-cell>
          <table:table-cell office:value-type="float" office:value="8096" calcext:value-type="float">
            <text:p>8096</text:p>
          </table:table-cell>
          <table:table-cell table:formula="of:=[.C75]-[.C$2]" office:value-type="float" office:value="5.670090675354" calcext:value-type="float">
            <text:p>5.6700906754</text:p>
          </table:table-cell>
          <table:table-cell table:formula="of:=[.D75]/([.E75]-[.E74])" office:value-type="float" office:value="212440.239384896" calcext:value-type="float">
            <text:p>212440.2393848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1226.57742" calcext:value-type="float">
            <text:p>1442891226.57742</text:p>
          </table:table-cell>
          <table:table-cell office:value-type="float" office:value="1442891226.57746" calcext:value-type="float">
            <text:p>1442891226.57746</text:p>
          </table:table-cell>
          <table:table-cell office:value-type="float" office:value="8096" calcext:value-type="float">
            <text:p>8096</text:p>
          </table:table-cell>
          <table:table-cell table:formula="of:=[.C76]-[.C$2]" office:value-type="float" office:value="5.78090214729309" calcext:value-type="float">
            <text:p>5.7809021473</text:p>
          </table:table-cell>
          <table:table-cell table:formula="of:=[.D76]/([.E76]-[.E75])" office:value-type="float" office:value="73061.0275121187" calcext:value-type="float">
            <text:p>73061.02751211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1226.65186" calcext:value-type="float">
            <text:p>1442891226.65186</text:p>
          </table:table-cell>
          <table:table-cell office:value-type="float" office:value="1442891226.65191" calcext:value-type="float">
            <text:p>1442891226.65191</text:p>
          </table:table-cell>
          <table:table-cell office:value-type="float" office:value="8096" calcext:value-type="float">
            <text:p>8096</text:p>
          </table:table-cell>
          <table:table-cell table:formula="of:=[.C77]-[.C$2]" office:value-type="float" office:value="5.85535383224487" calcext:value-type="float">
            <text:p>5.8553538322</text:p>
          </table:table-cell>
          <table:table-cell table:formula="of:=[.D77]/([.E77]-[.E76])" office:value-type="float" office:value="108741.662532464" calcext:value-type="float">
            <text:p>108741.6625324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1226.66759" calcext:value-type="float">
            <text:p>1442891226.66759</text:p>
          </table:table-cell>
          <table:table-cell office:value-type="float" office:value="1442891226.67454" calcext:value-type="float">
            <text:p>1442891226.67454</text:p>
          </table:table-cell>
          <table:table-cell office:value-type="float" office:value="8096" calcext:value-type="float">
            <text:p>8096</text:p>
          </table:table-cell>
          <table:table-cell table:formula="of:=[.C78]-[.C$2]" office:value-type="float" office:value="5.87797975540161" calcext:value-type="float">
            <text:p>5.8779797554</text:p>
          </table:table-cell>
          <table:table-cell table:formula="of:=[.D78]/([.E78]-[.E77])" office:value-type="float" office:value="357819.654204426" calcext:value-type="float">
            <text:p>357819.6542044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1226.80096" calcext:value-type="float">
            <text:p>1442891226.80096</text:p>
          </table:table-cell>
          <table:table-cell office:value-type="float" office:value="1442891226.801" calcext:value-type="float">
            <text:p>1442891226.801</text:p>
          </table:table-cell>
          <table:table-cell office:value-type="float" office:value="8096" calcext:value-type="float">
            <text:p>8096</text:p>
          </table:table-cell>
          <table:table-cell table:formula="of:=[.C79]-[.C$2]" office:value-type="float" office:value="6.00443840026856" calcext:value-type="float">
            <text:p>6.0044384003</text:p>
          </table:table-cell>
          <table:table-cell table:formula="of:=[.D79]/([.E79]-[.E78])" office:value-type="float" office:value="64020.9295973273" calcext:value-type="float">
            <text:p>64020.92959732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1226.86862" calcext:value-type="float">
            <text:p>1442891226.86862</text:p>
          </table:table-cell>
          <table:table-cell office:value-type="float" office:value="1442891226.86866" calcext:value-type="float">
            <text:p>1442891226.86866</text:p>
          </table:table-cell>
          <table:table-cell office:value-type="float" office:value="8096" calcext:value-type="float">
            <text:p>8096</text:p>
          </table:table-cell>
          <table:table-cell table:formula="of:=[.C80]-[.C$2]" office:value-type="float" office:value="6.07209992408752" calcext:value-type="float">
            <text:p>6.0720999241</text:p>
          </table:table-cell>
          <table:table-cell table:formula="of:=[.D80]/([.E80]-[.E79])" office:value-type="float" office:value="119654.414252642" calcext:value-type="float">
            <text:p>119654.4142526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1226.94972" calcext:value-type="float">
            <text:p>1442891226.94972</text:p>
          </table:table-cell>
          <table:table-cell office:value-type="float" office:value="1442891226.94976" calcext:value-type="float">
            <text:p>1442891226.94976</text:p>
          </table:table-cell>
          <table:table-cell office:value-type="float" office:value="8096" calcext:value-type="float">
            <text:p>8096</text:p>
          </table:table-cell>
          <table:table-cell table:formula="of:=[.C81]-[.C$2]" office:value-type="float" office:value="6.15320515632629" calcext:value-type="float">
            <text:p>6.1532051563</text:p>
          </table:table-cell>
          <table:table-cell table:formula="of:=[.D81]/([.E81]-[.E80])" office:value-type="float" office:value="99820.9335763419" calcext:value-type="float">
            <text:p>99820.93357634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1227.02448" calcext:value-type="float">
            <text:p>1442891227.02448</text:p>
          </table:table-cell>
          <table:table-cell office:value-type="float" office:value="1442891227.02458" calcext:value-type="float">
            <text:p>1442891227.02458</text:p>
          </table:table-cell>
          <table:table-cell office:value-type="float" office:value="8096" calcext:value-type="float">
            <text:p>8096</text:p>
          </table:table-cell>
          <table:table-cell table:formula="of:=[.C82]-[.C$2]" office:value-type="float" office:value="6.22801685333252" calcext:value-type="float">
            <text:p>6.2280168533</text:p>
          </table:table-cell>
          <table:table-cell table:formula="of:=[.D82]/([.E82]-[.E81])" office:value-type="float" office:value="108218.371243821" calcext:value-type="float">
            <text:p>108218.3712438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1227.06964" calcext:value-type="float">
            <text:p>1442891227.06964</text:p>
          </table:table-cell>
          <table:table-cell office:value-type="float" office:value="1442891230.03387" calcext:value-type="float">
            <text:p>1442891230.03387</text:p>
          </table:table-cell>
          <table:table-cell office:value-type="float" office:value="8096" calcext:value-type="float">
            <text:p>8096</text:p>
          </table:table-cell>
          <table:table-cell table:formula="of:=[.C83]-[.C$2]" office:value-type="float" office:value="9.23731017112732" calcext:value-type="float">
            <text:p>9.2373101711</text:p>
          </table:table-cell>
          <table:table-cell table:formula="of:=[.D83]/([.E83]-[.E82])" office:value-type="float" office:value="2690.33262797151" calcext:value-type="float">
            <text:p>2690.33262797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1227.1731" calcext:value-type="float">
            <text:p>1442891227.1731</text:p>
          </table:table-cell>
          <table:table-cell office:value-type="float" office:value="1442891230.06775" calcext:value-type="float">
            <text:p>1442891230.06775</text:p>
          </table:table-cell>
          <table:table-cell office:value-type="float" office:value="8096" calcext:value-type="float">
            <text:p>8096</text:p>
          </table:table-cell>
          <table:table-cell table:formula="of:=[.C84]-[.C$2]" office:value-type="float" office:value="9.27118802070618" calcext:value-type="float">
            <text:p>9.2711880207</text:p>
          </table:table-cell>
          <table:table-cell table:formula="of:=[.D84]/([.E84]-[.E83])" office:value-type="float" office:value="238976.207186792" calcext:value-type="float">
            <text:p>238976.2071867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1227.27079" calcext:value-type="float">
            <text:p>1442891227.27079</text:p>
          </table:table-cell>
          <table:table-cell office:value-type="float" office:value="1442891230.10162" calcext:value-type="float">
            <text:p>1442891230.10162</text:p>
          </table:table-cell>
          <table:table-cell office:value-type="float" office:value="8096" calcext:value-type="float">
            <text:p>8096</text:p>
          </table:table-cell>
          <table:table-cell table:formula="of:=[.C85]-[.C$2]" office:value-type="float" office:value="9.30506110191345" calcext:value-type="float">
            <text:p>9.3050611019</text:p>
          </table:table-cell>
          <table:table-cell table:formula="of:=[.D85]/([.E85]-[.E84])" office:value-type="float" office:value="239009.84827625" calcext:value-type="float">
            <text:p>239009.848276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1240.26432" calcext:value-type="float">
            <text:p>1442891240.26432</text:p>
          </table:table-cell>
          <table:table-cell office:value-type="float" office:value="1442891240.26436" calcext:value-type="float">
            <text:p>1442891240.26436</text:p>
          </table:table-cell>
          <table:table-cell office:value-type="float" office:value="8096" calcext:value-type="float">
            <text:p>8096</text:p>
          </table:table-cell>
          <table:table-cell table:formula="of:=[.C86]-[.C$2]" office:value-type="float" office:value="19.4677982330322" calcext:value-type="float">
            <text:p>19.467798233</text:p>
          </table:table-cell>
          <table:table-cell table:formula="of:=[.D86]/([.E86]-[.E85])" office:value-type="float" office:value="796.635777895865" calcext:value-type="float">
            <text:p>796.63577789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1240.46525" calcext:value-type="float">
            <text:p>1442891240.46525</text:p>
          </table:table-cell>
          <table:table-cell office:value-type="float" office:value="1442891240.46529" calcext:value-type="float">
            <text:p>1442891240.46529</text:p>
          </table:table-cell>
          <table:table-cell office:value-type="float" office:value="8096" calcext:value-type="float">
            <text:p>8096</text:p>
          </table:table-cell>
          <table:table-cell table:formula="of:=[.C87]-[.C$2]" office:value-type="float" office:value="19.6687347888947" calcext:value-type="float">
            <text:p>19.6687347889</text:p>
          </table:table-cell>
          <table:table-cell table:formula="of:=[.D87]/([.E87]-[.E86])" office:value-type="float" office:value="40291.3246186175" calcext:value-type="float">
            <text:p>40291.32461861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1240.5717" calcext:value-type="float">
            <text:p>1442891240.5717</text:p>
          </table:table-cell>
          <table:table-cell office:value-type="float" office:value="1442891240.57174" calcext:value-type="float">
            <text:p>1442891240.57174</text:p>
          </table:table-cell>
          <table:table-cell office:value-type="float" office:value="8096" calcext:value-type="float">
            <text:p>8096</text:p>
          </table:table-cell>
          <table:table-cell table:formula="of:=[.C88]-[.C$2]" office:value-type="float" office:value="19.7751812934876" calcext:value-type="float">
            <text:p>19.7751812935</text:p>
          </table:table-cell>
          <table:table-cell table:formula="of:=[.D88]/([.E88]-[.E87])" office:value-type="float" office:value="76056.9830917712" calcext:value-type="float">
            <text:p>76056.98309177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1240.6663" calcext:value-type="float">
            <text:p>1442891240.6663</text:p>
          </table:table-cell>
          <table:table-cell office:value-type="float" office:value="1442891240.66634" calcext:value-type="float">
            <text:p>1442891240.66634</text:p>
          </table:table-cell>
          <table:table-cell office:value-type="float" office:value="8096" calcext:value-type="float">
            <text:p>8096</text:p>
          </table:table-cell>
          <table:table-cell table:formula="of:=[.C89]-[.C$2]" office:value-type="float" office:value="19.869779586792" calcext:value-type="float">
            <text:p>19.8697795868</text:p>
          </table:table-cell>
          <table:table-cell table:formula="of:=[.D89]/([.E89]-[.E88])" office:value-type="float" office:value="85582.9393659867" calcext:value-type="float">
            <text:p>85582.93936598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1240.77656" calcext:value-type="float">
            <text:p>1442891240.77656</text:p>
          </table:table-cell>
          <table:table-cell office:value-type="float" office:value="1442891240.7766" calcext:value-type="float">
            <text:p>1442891240.7766</text:p>
          </table:table-cell>
          <table:table-cell office:value-type="float" office:value="8096" calcext:value-type="float">
            <text:p>8096</text:p>
          </table:table-cell>
          <table:table-cell table:formula="of:=[.C90]-[.C$2]" office:value-type="float" office:value="19.9800367355347" calcext:value-type="float">
            <text:p>19.9800367355</text:p>
          </table:table-cell>
          <table:table-cell table:formula="of:=[.D90]/([.E90]-[.E89])" office:value-type="float" office:value="73428.3453936841" calcext:value-type="float">
            <text:p>73428.34539368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1240.8672" calcext:value-type="float">
            <text:p>1442891240.8672</text:p>
          </table:table-cell>
          <table:table-cell office:value-type="float" office:value="1442891240.86724" calcext:value-type="float">
            <text:p>1442891240.86724</text:p>
          </table:table-cell>
          <table:table-cell office:value-type="float" office:value="8096" calcext:value-type="float">
            <text:p>8096</text:p>
          </table:table-cell>
          <table:table-cell table:formula="of:=[.C91]-[.C$2]" office:value-type="float" office:value="20.0706782341003" calcext:value-type="float">
            <text:p>20.0706782341</text:p>
          </table:table-cell>
          <table:table-cell table:formula="of:=[.D91]/([.E91]-[.E90])" office:value-type="float" office:value="89318.911625607" calcext:value-type="float">
            <text:p>89318.9116256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1240.98131" calcext:value-type="float">
            <text:p>1442891240.98131</text:p>
          </table:table-cell>
          <table:table-cell office:value-type="float" office:value="1442891240.98134" calcext:value-type="float">
            <text:p>1442891240.98134</text:p>
          </table:table-cell>
          <table:table-cell office:value-type="float" office:value="8096" calcext:value-type="float">
            <text:p>8096</text:p>
          </table:table-cell>
          <table:table-cell table:formula="of:=[.C92]-[.C$2]" office:value-type="float" office:value="20.184782743454" calcext:value-type="float">
            <text:p>20.1847827435</text:p>
          </table:table-cell>
          <table:table-cell table:formula="of:=[.D92]/([.E92]-[.E91])" office:value-type="float" office:value="70952.4982479748" calcext:value-type="float">
            <text:p>70952.49824797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1241.06817" calcext:value-type="float">
            <text:p>1442891241.06817</text:p>
          </table:table-cell>
          <table:table-cell office:value-type="float" office:value="1442891241.06821" calcext:value-type="float">
            <text:p>1442891241.06821</text:p>
          </table:table-cell>
          <table:table-cell office:value-type="float" office:value="8096" calcext:value-type="float">
            <text:p>8096</text:p>
          </table:table-cell>
          <table:table-cell table:formula="of:=[.C93]-[.C$2]" office:value-type="float" office:value="20.2716510295868" calcext:value-type="float">
            <text:p>20.2716510296</text:p>
          </table:table-cell>
          <table:table-cell table:formula="of:=[.D93]/([.E93]-[.E92])" office:value-type="float" office:value="93198.5694712805" calcext:value-type="float">
            <text:p>93198.56947128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1241.18635" calcext:value-type="float">
            <text:p>1442891241.18635</text:p>
          </table:table-cell>
          <table:table-cell office:value-type="float" office:value="1442891241.18639" calcext:value-type="float">
            <text:p>1442891241.18639</text:p>
          </table:table-cell>
          <table:table-cell office:value-type="float" office:value="8096" calcext:value-type="float">
            <text:p>8096</text:p>
          </table:table-cell>
          <table:table-cell table:formula="of:=[.C94]-[.C$2]" office:value-type="float" office:value="20.3898277282715" calcext:value-type="float">
            <text:p>20.3898277283</text:p>
          </table:table-cell>
          <table:table-cell table:formula="of:=[.D94]/([.E94]-[.E93])" office:value-type="float" office:value="68507.5830523999" calcext:value-type="float">
            <text:p>68507.5830523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1241.26909" calcext:value-type="float">
            <text:p>1442891241.26909</text:p>
          </table:table-cell>
          <table:table-cell office:value-type="float" office:value="1442891241.26912" calcext:value-type="float">
            <text:p>1442891241.26912</text:p>
          </table:table-cell>
          <table:table-cell office:value-type="float" office:value="8096" calcext:value-type="float">
            <text:p>8096</text:p>
          </table:table-cell>
          <table:table-cell table:formula="of:=[.C95]-[.C$2]" office:value-type="float" office:value="20.4725637435913" calcext:value-type="float">
            <text:p>20.4725637436</text:p>
          </table:table-cell>
          <table:table-cell table:formula="of:=[.D95]/([.E95]-[.E94])" office:value-type="float" office:value="97853.3951472538" calcext:value-type="float">
            <text:p>97853.39514725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1241.37895" calcext:value-type="float">
            <text:p>1442891241.37895</text:p>
          </table:table-cell>
          <table:table-cell office:value-type="float" office:value="1442891241.37899" calcext:value-type="float">
            <text:p>1442891241.37899</text:p>
          </table:table-cell>
          <table:table-cell office:value-type="float" office:value="8096" calcext:value-type="float">
            <text:p>8096</text:p>
          </table:table-cell>
          <table:table-cell table:formula="of:=[.C96]-[.C$2]" office:value-type="float" office:value="20.5824317932129" calcext:value-type="float">
            <text:p>20.5824317932</text:p>
          </table:table-cell>
          <table:table-cell table:formula="of:=[.D96]/([.E96]-[.E95])" office:value-type="float" office:value="73688.3928301723" calcext:value-type="float">
            <text:p>73688.39283017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1241.4701" calcext:value-type="float">
            <text:p>1442891241.4701</text:p>
          </table:table-cell>
          <table:table-cell office:value-type="float" office:value="1442891241.47014" calcext:value-type="float">
            <text:p>1442891241.47014</text:p>
          </table:table-cell>
          <table:table-cell office:value-type="float" office:value="8096" calcext:value-type="float">
            <text:p>8096</text:p>
          </table:table-cell>
          <table:table-cell table:formula="of:=[.C97]-[.C$2]" office:value-type="float" office:value="20.6735773086548" calcext:value-type="float">
            <text:p>20.6735773087</text:p>
          </table:table-cell>
          <table:table-cell table:formula="of:=[.D97]/([.E97]-[.E96])" office:value-type="float" office:value="88824.9955112846" calcext:value-type="float">
            <text:p>88824.99551128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1241.57191" calcext:value-type="float">
            <text:p>1442891241.57191</text:p>
          </table:table-cell>
          <table:table-cell office:value-type="float" office:value="1442891241.57195" calcext:value-type="float">
            <text:p>1442891241.57195</text:p>
          </table:table-cell>
          <table:table-cell office:value-type="float" office:value="8096" calcext:value-type="float">
            <text:p>8096</text:p>
          </table:table-cell>
          <table:table-cell table:formula="of:=[.C98]-[.C$2]" office:value-type="float" office:value="20.7753946781158" calcext:value-type="float">
            <text:p>20.7753946781</text:p>
          </table:table-cell>
          <table:table-cell table:formula="of:=[.D98]/([.E98]-[.E97])" office:value-type="float" office:value="79514.9201246684" calcext:value-type="float">
            <text:p>79514.92012466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1241.66825" calcext:value-type="float">
            <text:p>1442891241.66825</text:p>
          </table:table-cell>
          <table:table-cell office:value-type="float" office:value="1442891241.6683" calcext:value-type="float">
            <text:p>1442891241.6683</text:p>
          </table:table-cell>
          <table:table-cell office:value-type="float" office:value="8096" calcext:value-type="float">
            <text:p>8096</text:p>
          </table:table-cell>
          <table:table-cell table:formula="of:=[.C99]-[.C$2]" office:value-type="float" office:value="20.8717367649078" calcext:value-type="float">
            <text:p>20.8717367649</text:p>
          </table:table-cell>
          <table:table-cell table:formula="of:=[.D99]/([.E99]-[.E98])" office:value-type="float" office:value="84033.886638554" calcext:value-type="float">
            <text:p>84033.8866385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1241.67101" calcext:value-type="float">
            <text:p>1442891241.67101</text:p>
          </table:table-cell>
          <table:table-cell office:value-type="float" office:value="1442891241.70108" calcext:value-type="float">
            <text:p>1442891241.70108</text:p>
          </table:table-cell>
          <table:table-cell office:value-type="float" office:value="8096" calcext:value-type="float">
            <text:p>8096</text:p>
          </table:table-cell>
          <table:table-cell table:formula="of:=[.C100]-[.C$2]" office:value-type="float" office:value="20.9045193195343" calcext:value-type="float">
            <text:p>20.9045193195</text:p>
          </table:table-cell>
          <table:table-cell table:formula="of:=[.D100]/([.E100]-[.E99])" office:value-type="float" office:value="246960.61952" calcext:value-type="float">
            <text:p>246960.619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1241.86117" calcext:value-type="float">
            <text:p>1442891241.86117</text:p>
          </table:table-cell>
          <table:table-cell office:value-type="float" office:value="1442891241.86121" calcext:value-type="float">
            <text:p>1442891241.86121</text:p>
          </table:table-cell>
          <table:table-cell office:value-type="float" office:value="8096" calcext:value-type="float">
            <text:p>8096</text:p>
          </table:table-cell>
          <table:table-cell table:formula="of:=[.C101]-[.C$2]" office:value-type="float" office:value="21.0646488666534" calcext:value-type="float">
            <text:p>21.0646488667</text:p>
          </table:table-cell>
          <table:table-cell table:formula="of:=[.D101]/([.E101]-[.E100])" office:value-type="float" office:value="50559.0638683088" calcext:value-type="float">
            <text:p>50559.063868308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1241.87195" calcext:value-type="float">
            <text:p>1442891241.87195</text:p>
          </table:table-cell>
          <table:table-cell office:value-type="float" office:value="1442891241.894" calcext:value-type="float">
            <text:p>1442891241.894</text:p>
          </table:table-cell>
          <table:table-cell office:value-type="float" office:value="8096" calcext:value-type="float">
            <text:p>8096</text:p>
          </table:table-cell>
          <table:table-cell table:formula="of:=[.C102]-[.C$2]" office:value-type="float" office:value="21.0974452495575" calcext:value-type="float">
            <text:p>21.0974452496</text:p>
          </table:table-cell>
          <table:table-cell table:formula="of:=[.D102]/([.E102]-[.E101])" office:value-type="float" office:value="246856.490963812" calcext:value-type="float">
            <text:p>246856.4909638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1242.05413" calcext:value-type="float">
            <text:p>1442891242.05413</text:p>
          </table:table-cell>
          <table:table-cell office:value-type="float" office:value="1442891242.05418" calcext:value-type="float">
            <text:p>1442891242.05418</text:p>
          </table:table-cell>
          <table:table-cell office:value-type="float" office:value="8096" calcext:value-type="float">
            <text:p>8096</text:p>
          </table:table-cell>
          <table:table-cell table:formula="of:=[.C103]-[.C$2]" office:value-type="float" office:value="21.2576184272766" calcext:value-type="float">
            <text:p>21.2576184273</text:p>
          </table:table-cell>
          <table:table-cell table:formula="of:=[.D103]/([.E103]-[.E102])" office:value-type="float" office:value="50545.2917603805" calcext:value-type="float">
            <text:p>50545.29176038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1242.07291" calcext:value-type="float">
            <text:p>1442891242.07291</text:p>
          </table:table-cell>
          <table:table-cell office:value-type="float" office:value="1442891242.08365" calcext:value-type="float">
            <text:p>1442891242.08365</text:p>
          </table:table-cell>
          <table:table-cell office:value-type="float" office:value="8096" calcext:value-type="float">
            <text:p>8096</text:p>
          </table:table-cell>
          <table:table-cell table:formula="of:=[.C104]-[.C$2]" office:value-type="float" office:value="21.287086725235" calcext:value-type="float">
            <text:p>21.2870867252</text:p>
          </table:table-cell>
          <table:table-cell table:formula="of:=[.D104]/([.E104]-[.E103])" office:value-type="float" office:value="274735.921682214" calcext:value-type="float">
            <text:p>274735.9216822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1242.23889" calcext:value-type="float">
            <text:p>1442891242.23889</text:p>
          </table:table-cell>
          <table:table-cell office:value-type="float" office:value="1442891242.23893" calcext:value-type="float">
            <text:p>1442891242.23893</text:p>
          </table:table-cell>
          <table:table-cell office:value-type="float" office:value="8096" calcext:value-type="float">
            <text:p>8096</text:p>
          </table:table-cell>
          <table:table-cell table:formula="of:=[.C105]-[.C$2]" office:value-type="float" office:value="21.4423675537109" calcext:value-type="float">
            <text:p>21.4423675537</text:p>
          </table:table-cell>
          <table:table-cell table:formula="of:=[.D105]/([.E105]-[.E104])" office:value-type="float" office:value="52137.7949838399" calcext:value-type="float">
            <text:p>52137.79498383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1242.27372" calcext:value-type="float">
            <text:p>1442891242.27372</text:p>
          </table:table-cell>
          <table:table-cell office:value-type="float" office:value="1442891242.27375" calcext:value-type="float">
            <text:p>1442891242.27375</text:p>
          </table:table-cell>
          <table:table-cell office:value-type="float" office:value="8096" calcext:value-type="float">
            <text:p>8096</text:p>
          </table:table-cell>
          <table:table-cell table:formula="of:=[.C106]-[.C$2]" office:value-type="float" office:value="21.4771945476532" calcext:value-type="float">
            <text:p>21.4771945477</text:p>
          </table:table-cell>
          <table:table-cell table:formula="of:=[.D106]/([.E106]-[.E105])" office:value-type="float" office:value="232463.359123738" calcext:value-type="float">
            <text:p>232463.3591237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1242.39764" calcext:value-type="float">
            <text:p>1442891242.39764</text:p>
          </table:table-cell>
          <table:table-cell office:value-type="float" office:value="1442891242.39782" calcext:value-type="float">
            <text:p>1442891242.39782</text:p>
          </table:table-cell>
          <table:table-cell office:value-type="float" office:value="8096" calcext:value-type="float">
            <text:p>8096</text:p>
          </table:table-cell>
          <table:table-cell table:formula="of:=[.C107]-[.C$2]" office:value-type="float" office:value="21.6012654304504" calcext:value-type="float">
            <text:p>21.6012654305</text:p>
          </table:table-cell>
          <table:table-cell table:formula="of:=[.D107]/([.E107]-[.E106])" office:value-type="float" office:value="65253.021639498" calcext:value-type="float">
            <text:p>65253.0216394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1242.47486" calcext:value-type="float">
            <text:p>1442891242.47486</text:p>
          </table:table-cell>
          <table:table-cell office:value-type="float" office:value="1442891242.4749" calcext:value-type="float">
            <text:p>1442891242.4749</text:p>
          </table:table-cell>
          <table:table-cell office:value-type="float" office:value="8096" calcext:value-type="float">
            <text:p>8096</text:p>
          </table:table-cell>
          <table:table-cell table:formula="of:=[.C108]-[.C$2]" office:value-type="float" office:value="21.6783380508423" calcext:value-type="float">
            <text:p>21.6783380508</text:p>
          </table:table-cell>
          <table:table-cell table:formula="of:=[.D108]/([.E108]-[.E107])" office:value-type="float" office:value="105043.788038334" calcext:value-type="float">
            <text:p>105043.7880383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1242.55618" calcext:value-type="float">
            <text:p>1442891242.55618</text:p>
          </table:table-cell>
          <table:table-cell office:value-type="float" office:value="1442891242.55623" calcext:value-type="float">
            <text:p>1442891242.55623</text:p>
          </table:table-cell>
          <table:table-cell office:value-type="float" office:value="8096" calcext:value-type="float">
            <text:p>8096</text:p>
          </table:table-cell>
          <table:table-cell table:formula="of:=[.C109]-[.C$2]" office:value-type="float" office:value="21.7596688270569" calcext:value-type="float">
            <text:p>21.7596688271</text:p>
          </table:table-cell>
          <table:table-cell table:formula="of:=[.D109]/([.E109]-[.E108])" office:value-type="float" office:value="99544.1132719289" calcext:value-type="float">
            <text:p>99544.11327192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1242.63546" calcext:value-type="float">
            <text:p>1442891242.63546</text:p>
          </table:table-cell>
          <table:table-cell office:value-type="float" office:value="1442891242.63549" calcext:value-type="float">
            <text:p>1442891242.63549</text:p>
          </table:table-cell>
          <table:table-cell office:value-type="float" office:value="8096" calcext:value-type="float">
            <text:p>8096</text:p>
          </table:table-cell>
          <table:table-cell table:formula="of:=[.C110]-[.C$2]" office:value-type="float" office:value="21.8389346599579" calcext:value-type="float">
            <text:p>21.83893466</text:p>
          </table:table-cell>
          <table:table-cell table:formula="of:=[.D110]/([.E110]-[.E109])" office:value-type="float" office:value="102137.323279142" calcext:value-type="float">
            <text:p>102137.3232791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1242.67576" calcext:value-type="float">
            <text:p>1442891242.67576</text:p>
          </table:table-cell>
          <table:table-cell office:value-type="float" office:value="1442891242.6758" calcext:value-type="float">
            <text:p>1442891242.6758</text:p>
          </table:table-cell>
          <table:table-cell office:value-type="float" office:value="8096" calcext:value-type="float">
            <text:p>8096</text:p>
          </table:table-cell>
          <table:table-cell table:formula="of:=[.C111]-[.C$2]" office:value-type="float" office:value="21.8792359828949" calcext:value-type="float">
            <text:p>21.8792359829</text:p>
          </table:table-cell>
          <table:table-cell table:formula="of:=[.D111]/([.E111]-[.E110])" office:value-type="float" office:value="200886.705695828" calcext:value-type="float">
            <text:p>200886.70569582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1242.79427" calcext:value-type="float">
            <text:p>1442891242.79427</text:p>
          </table:table-cell>
          <table:table-cell office:value-type="float" office:value="1442891242.79431" calcext:value-type="float">
            <text:p>1442891242.79431</text:p>
          </table:table-cell>
          <table:table-cell office:value-type="float" office:value="8096" calcext:value-type="float">
            <text:p>8096</text:p>
          </table:table-cell>
          <table:table-cell table:formula="of:=[.C112]-[.C$2]" office:value-type="float" office:value="21.9977493286133" calcext:value-type="float">
            <text:p>21.9977493286</text:p>
          </table:table-cell>
          <table:table-cell table:formula="of:=[.D112]/([.E112]-[.E111])" office:value-type="float" office:value="68312.9815543141" calcext:value-type="float">
            <text:p>68312.98155431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1242.87366" calcext:value-type="float">
            <text:p>1442891242.87366</text:p>
          </table:table-cell>
          <table:table-cell office:value-type="float" office:value="1442891242.8737" calcext:value-type="float">
            <text:p>1442891242.8737</text:p>
          </table:table-cell>
          <table:table-cell office:value-type="float" office:value="8096" calcext:value-type="float">
            <text:p>8096</text:p>
          </table:table-cell>
          <table:table-cell table:formula="of:=[.C113]-[.C$2]" office:value-type="float" office:value="22.0771408081055" calcext:value-type="float">
            <text:p>22.0771408081</text:p>
          </table:table-cell>
          <table:table-cell table:formula="of:=[.D113]/([.E113]-[.E112])" office:value-type="float" office:value="101975.678646934" calcext:value-type="float">
            <text:p>101975.6786469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1242.87679" calcext:value-type="float">
            <text:p>1442891242.87679</text:p>
          </table:table-cell>
          <table:table-cell office:value-type="float" office:value="1442891242.90317" calcext:value-type="float">
            <text:p>1442891242.90317</text:p>
          </table:table-cell>
          <table:table-cell office:value-type="float" office:value="8096" calcext:value-type="float">
            <text:p>8096</text:p>
          </table:table-cell>
          <table:table-cell table:formula="of:=[.C114]-[.C$2]" office:value-type="float" office:value="22.106612443924" calcext:value-type="float">
            <text:p>22.1066124439</text:p>
          </table:table-cell>
          <table:table-cell table:formula="of:=[.D114]/([.E114]-[.E113])" office:value-type="float" office:value="274704.805999369" calcext:value-type="float">
            <text:p>274704.80599936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1243.03245" calcext:value-type="float">
            <text:p>1442891243.03245</text:p>
          </table:table-cell>
          <table:table-cell office:value-type="float" office:value="1442891243.03257" calcext:value-type="float">
            <text:p>1442891243.03257</text:p>
          </table:table-cell>
          <table:table-cell office:value-type="float" office:value="8096" calcext:value-type="float">
            <text:p>8096</text:p>
          </table:table-cell>
          <table:table-cell table:formula="of:=[.C115]-[.C$2]" office:value-type="float" office:value="22.2360057830811" calcext:value-type="float">
            <text:p>22.2360057831</text:p>
          </table:table-cell>
          <table:table-cell table:formula="of:=[.D115]/([.E115]-[.E114])" office:value-type="float" office:value="62568.9085136766" calcext:value-type="float">
            <text:p>62568.90851367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1243.07795" calcext:value-type="float">
            <text:p>1442891243.07795</text:p>
          </table:table-cell>
          <table:table-cell office:value-type="float" office:value="1442891243.07799" calcext:value-type="float">
            <text:p>1442891243.07799</text:p>
          </table:table-cell>
          <table:table-cell office:value-type="float" office:value="8096" calcext:value-type="float">
            <text:p>8096</text:p>
          </table:table-cell>
          <table:table-cell table:formula="of:=[.C116]-[.C$2]" office:value-type="float" office:value="22.28142619133" calcext:value-type="float">
            <text:p>22.2814261913</text:p>
          </table:table-cell>
          <table:table-cell table:formula="of:=[.D116]/([.E116]-[.E115])" office:value-type="float" office:value="178245.865947183" calcext:value-type="float">
            <text:p>178245.8659471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1243.19122" calcext:value-type="float">
            <text:p>1442891243.19122</text:p>
          </table:table-cell>
          <table:table-cell office:value-type="float" office:value="1442891243.19131" calcext:value-type="float">
            <text:p>1442891243.19131</text:p>
          </table:table-cell>
          <table:table-cell office:value-type="float" office:value="8096" calcext:value-type="float">
            <text:p>8096</text:p>
          </table:table-cell>
          <table:table-cell table:formula="of:=[.C117]-[.C$2]" office:value-type="float" office:value="22.3947501182556" calcext:value-type="float">
            <text:p>22.3947501183</text:p>
          </table:table-cell>
          <table:table-cell table:formula="of:=[.D117]/([.E117]-[.E116])" office:value-type="float" office:value="71441.2235759444" calcext:value-type="float">
            <text:p>71441.223575944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1243.27259" calcext:value-type="float">
            <text:p>1442891243.27259</text:p>
          </table:table-cell>
          <table:table-cell office:value-type="float" office:value="1442891243.27265" calcext:value-type="float">
            <text:p>1442891243.27265</text:p>
          </table:table-cell>
          <table:table-cell office:value-type="float" office:value="8096" calcext:value-type="float">
            <text:p>8096</text:p>
          </table:table-cell>
          <table:table-cell table:formula="of:=[.C118]-[.C$2]" office:value-type="float" office:value="22.4760894775391" calcext:value-type="float">
            <text:p>22.4760894775</text:p>
          </table:table-cell>
          <table:table-cell table:formula="of:=[.D118]/([.E118]-[.E117])" office:value-type="float" office:value="99533.6092061836" calcext:value-type="float">
            <text:p>99533.609206183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1243.27894" calcext:value-type="float">
            <text:p>1442891243.27894</text:p>
          </table:table-cell>
          <table:table-cell office:value-type="float" office:value="1442891243.29958" calcext:value-type="float">
            <text:p>1442891243.29958</text:p>
          </table:table-cell>
          <table:table-cell office:value-type="float" office:value="8096" calcext:value-type="float">
            <text:p>8096</text:p>
          </table:table-cell>
          <table:table-cell table:formula="of:=[.C119]-[.C$2]" office:value-type="float" office:value="22.503021478653" calcext:value-type="float">
            <text:p>22.5030214787</text:p>
          </table:table-cell>
          <table:table-cell table:formula="of:=[.D119]/([.E119]-[.E118])" office:value-type="float" office:value="300608.928603677" calcext:value-type="float">
            <text:p>300608.92860367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1243.43539" calcext:value-type="float">
            <text:p>1442891243.43539</text:p>
          </table:table-cell>
          <table:table-cell office:value-type="float" office:value="1442891243.43544" calcext:value-type="float">
            <text:p>1442891243.43544</text:p>
          </table:table-cell>
          <table:table-cell office:value-type="float" office:value="8096" calcext:value-type="float">
            <text:p>8096</text:p>
          </table:table-cell>
          <table:table-cell table:formula="of:=[.C120]-[.C$2]" office:value-type="float" office:value="22.6388773918152" calcext:value-type="float">
            <text:p>22.6388773918</text:p>
          </table:table-cell>
          <table:table-cell table:formula="of:=[.D120]/([.E120]-[.E119])" office:value-type="float" office:value="59592.5478071184" calcext:value-type="float">
            <text:p>59592.54780711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1243.48008" calcext:value-type="float">
            <text:p>1442891243.48008</text:p>
          </table:table-cell>
          <table:table-cell office:value-type="float" office:value="1442891243.48014" calcext:value-type="float">
            <text:p>1442891243.48014</text:p>
          </table:table-cell>
          <table:table-cell office:value-type="float" office:value="8096" calcext:value-type="float">
            <text:p>8096</text:p>
          </table:table-cell>
          <table:table-cell table:formula="of:=[.C121]-[.C$2]" office:value-type="float" office:value="22.6835763454437" calcext:value-type="float">
            <text:p>22.6835763454</text:p>
          </table:table-cell>
          <table:table-cell table:formula="of:=[.D121]/([.E121]-[.E120])" office:value-type="float" office:value="181122.808092553" calcext:value-type="float">
            <text:p>181122.8080925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1243.59807" calcext:value-type="float">
            <text:p>1442891243.59807</text:p>
          </table:table-cell>
          <table:table-cell office:value-type="float" office:value="1442891243.59812" calcext:value-type="float">
            <text:p>1442891243.59812</text:p>
          </table:table-cell>
          <table:table-cell office:value-type="float" office:value="8096" calcext:value-type="float">
            <text:p>8096</text:p>
          </table:table-cell>
          <table:table-cell table:formula="of:=[.C122]-[.C$2]" office:value-type="float" office:value="22.8015570640564" calcext:value-type="float">
            <text:p>22.8015570641</text:p>
          </table:table-cell>
          <table:table-cell table:formula="of:=[.D122]/([.E122]-[.E121])" office:value-type="float" office:value="68621.3823343377" calcext:value-type="float">
            <text:p>68621.38233433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1243.67949" calcext:value-type="float">
            <text:p>1442891243.67949</text:p>
          </table:table-cell>
          <table:table-cell office:value-type="float" office:value="1442891243.67953" calcext:value-type="float">
            <text:p>1442891243.67953</text:p>
          </table:table-cell>
          <table:table-cell office:value-type="float" office:value="8096" calcext:value-type="float">
            <text:p>8096</text:p>
          </table:table-cell>
          <table:table-cell table:formula="of:=[.C123]-[.C$2]" office:value-type="float" office:value="22.882969379425" calcext:value-type="float">
            <text:p>22.8829693794</text:p>
          </table:table-cell>
          <table:table-cell table:formula="of:=[.D123]/([.E123]-[.E122])" office:value-type="float" office:value="99444.4140710111" calcext:value-type="float">
            <text:p>99444.41407101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1243.68115" calcext:value-type="float">
            <text:p>1442891243.68115</text:p>
          </table:table-cell>
          <table:table-cell office:value-type="float" office:value="1442891243.70646" calcext:value-type="float">
            <text:p>1442891243.70646</text:p>
          </table:table-cell>
          <table:table-cell office:value-type="float" office:value="8096" calcext:value-type="float">
            <text:p>8096</text:p>
          </table:table-cell>
          <table:table-cell table:formula="of:=[.C124]-[.C$2]" office:value-type="float" office:value="22.9098980426788" calcext:value-type="float">
            <text:p>22.9098980427</text:p>
          </table:table-cell>
          <table:table-cell table:formula="of:=[.D124]/([.E124]-[.E123])" office:value-type="float" office:value="300646.189664179" calcext:value-type="float">
            <text:p>300646.1896641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1243.84248" calcext:value-type="float">
            <text:p>1442891243.84248</text:p>
          </table:table-cell>
          <table:table-cell office:value-type="float" office:value="1442891243.84252" calcext:value-type="float">
            <text:p>1442891243.84252</text:p>
          </table:table-cell>
          <table:table-cell office:value-type="float" office:value="8096" calcext:value-type="float">
            <text:p>8096</text:p>
          </table:table-cell>
          <table:table-cell table:formula="of:=[.C125]-[.C$2]" office:value-type="float" office:value="23.0459616184235" calcext:value-type="float">
            <text:p>23.0459616184</text:p>
          </table:table-cell>
          <table:table-cell table:formula="of:=[.D125]/([.E125]-[.E124])" office:value-type="float" office:value="59501.5966300561" calcext:value-type="float">
            <text:p>59501.59663005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1243.88225" calcext:value-type="float">
            <text:p>1442891243.88225</text:p>
          </table:table-cell>
          <table:table-cell office:value-type="float" office:value="1442891243.88228" calcext:value-type="float">
            <text:p>1442891243.88228</text:p>
          </table:table-cell>
          <table:table-cell office:value-type="float" office:value="8096" calcext:value-type="float">
            <text:p>8096</text:p>
          </table:table-cell>
          <table:table-cell table:formula="of:=[.C126]-[.C$2]" office:value-type="float" office:value="23.0857210159302" calcext:value-type="float">
            <text:p>23.0857210159</text:p>
          </table:table-cell>
          <table:table-cell table:formula="of:=[.D126]/([.E126]-[.E125])" office:value-type="float" office:value="203624.815960375" calcext:value-type="float">
            <text:p>203624.815960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1244.0053" calcext:value-type="float">
            <text:p>1442891244.0053</text:p>
          </table:table-cell>
          <table:table-cell office:value-type="float" office:value="1442891244.00534" calcext:value-type="float">
            <text:p>1442891244.00534</text:p>
          </table:table-cell>
          <table:table-cell office:value-type="float" office:value="8096" calcext:value-type="float">
            <text:p>8096</text:p>
          </table:table-cell>
          <table:table-cell table:formula="of:=[.C127]-[.C$2]" office:value-type="float" office:value="23.2087831497192" calcext:value-type="float">
            <text:p>23.2087831497</text:p>
          </table:table-cell>
          <table:table-cell table:formula="of:=[.D127]/([.E127]-[.E126])" office:value-type="float" office:value="65787.9052696838" calcext:value-type="float">
            <text:p>65787.90526968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1244.08335" calcext:value-type="float">
            <text:p>1442891244.08335</text:p>
          </table:table-cell>
          <table:table-cell office:value-type="float" office:value="1442891244.0834" calcext:value-type="float">
            <text:p>1442891244.0834</text:p>
          </table:table-cell>
          <table:table-cell office:value-type="float" office:value="8096" calcext:value-type="float">
            <text:p>8096</text:p>
          </table:table-cell>
          <table:table-cell table:formula="of:=[.C128]-[.C$2]" office:value-type="float" office:value="23.2868385314941" calcext:value-type="float">
            <text:p>23.2868385315</text:p>
          </table:table-cell>
          <table:table-cell table:formula="of:=[.D128]/([.E128]-[.E127])" office:value-type="float" office:value="103721.227363251" calcext:value-type="float">
            <text:p>103721.2273632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1244.16811" calcext:value-type="float">
            <text:p>1442891244.16811</text:p>
          </table:table-cell>
          <table:table-cell office:value-type="float" office:value="1442891244.16815" calcext:value-type="float">
            <text:p>1442891244.16815</text:p>
          </table:table-cell>
          <table:table-cell office:value-type="float" office:value="8096" calcext:value-type="float">
            <text:p>8096</text:p>
          </table:table-cell>
          <table:table-cell table:formula="of:=[.C129]-[.C$2]" office:value-type="float" office:value="23.3715944290161" calcext:value-type="float">
            <text:p>23.371594429</text:p>
          </table:table-cell>
          <table:table-cell table:formula="of:=[.D129]/([.E129]-[.E128])" office:value-type="float" office:value="95521.376526054" calcext:value-type="float">
            <text:p>95521.3765260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1244.24947" calcext:value-type="float">
            <text:p>1442891244.24947</text:p>
          </table:table-cell>
          <table:table-cell office:value-type="float" office:value="1442891244.24952" calcext:value-type="float">
            <text:p>1442891244.24952</text:p>
          </table:table-cell>
          <table:table-cell office:value-type="float" office:value="8096" calcext:value-type="float">
            <text:p>8096</text:p>
          </table:table-cell>
          <table:table-cell table:formula="of:=[.C130]-[.C$2]" office:value-type="float" office:value="23.4529569149017" calcext:value-type="float">
            <text:p>23.4529569149</text:p>
          </table:table-cell>
          <table:table-cell table:formula="of:=[.D130]/([.E130]-[.E129])" office:value-type="float" office:value="99505.3176150666" calcext:value-type="float">
            <text:p>99505.317615066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1244.28427" calcext:value-type="float">
            <text:p>1442891244.28427</text:p>
          </table:table-cell>
          <table:table-cell office:value-type="float" office:value="1442891244.28431" calcext:value-type="float">
            <text:p>1442891244.28431</text:p>
          </table:table-cell>
          <table:table-cell office:value-type="float" office:value="8096" calcext:value-type="float">
            <text:p>8096</text:p>
          </table:table-cell>
          <table:table-cell table:formula="of:=[.C131]-[.C$2]" office:value-type="float" office:value="23.4877455234528" calcext:value-type="float">
            <text:p>23.4877455235</text:p>
          </table:table-cell>
          <table:table-cell table:formula="of:=[.D131]/([.E131]-[.E130])" office:value-type="float" office:value="232719.856792357" calcext:value-type="float">
            <text:p>232719.8567923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1244.41248" calcext:value-type="float">
            <text:p>1442891244.41248</text:p>
          </table:table-cell>
          <table:table-cell office:value-type="float" office:value="1442891244.41255" calcext:value-type="float">
            <text:p>1442891244.41255</text:p>
          </table:table-cell>
          <table:table-cell office:value-type="float" office:value="8096" calcext:value-type="float">
            <text:p>8096</text:p>
          </table:table-cell>
          <table:table-cell table:formula="of:=[.C132]-[.C$2]" office:value-type="float" office:value="23.6159920692444" calcext:value-type="float">
            <text:p>23.6159920692</text:p>
          </table:table-cell>
          <table:table-cell table:formula="of:=[.D132]/([.E132]-[.E131])" office:value-type="float" office:value="63128.4059155427" calcext:value-type="float">
            <text:p>63128.40591554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1244.48515" calcext:value-type="float">
            <text:p>1442891244.48515</text:p>
          </table:table-cell>
          <table:table-cell office:value-type="float" office:value="1442891244.48518" calcext:value-type="float">
            <text:p>1442891244.48518</text:p>
          </table:table-cell>
          <table:table-cell office:value-type="float" office:value="8096" calcext:value-type="float">
            <text:p>8096</text:p>
          </table:table-cell>
          <table:table-cell table:formula="of:=[.C133]-[.C$2]" office:value-type="float" office:value="23.6886250972748" calcext:value-type="float">
            <text:p>23.6886250973</text:p>
          </table:table-cell>
          <table:table-cell table:formula="of:=[.D133]/([.E133]-[.E132])" office:value-type="float" office:value="111464.442823614" calcext:value-type="float">
            <text:p>111464.44282361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1244.57509" calcext:value-type="float">
            <text:p>1442891244.57509</text:p>
          </table:table-cell>
          <table:table-cell office:value-type="float" office:value="1442891244.57513" calcext:value-type="float">
            <text:p>1442891244.57513</text:p>
          </table:table-cell>
          <table:table-cell office:value-type="float" office:value="8096" calcext:value-type="float">
            <text:p>8096</text:p>
          </table:table-cell>
          <table:table-cell table:formula="of:=[.C134]-[.C$2]" office:value-type="float" office:value="23.7785737514496" calcext:value-type="float">
            <text:p>23.7785737514</text:p>
          </table:table-cell>
          <table:table-cell table:formula="of:=[.D134]/([.E134]-[.E133])" office:value-type="float" office:value="90006.9053202994" calcext:value-type="float">
            <text:p>90006.9053202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1244.65661" calcext:value-type="float">
            <text:p>1442891244.65661</text:p>
          </table:table-cell>
          <table:table-cell office:value-type="float" office:value="1442891244.65665" calcext:value-type="float">
            <text:p>1442891244.65665</text:p>
          </table:table-cell>
          <table:table-cell office:value-type="float" office:value="8096" calcext:value-type="float">
            <text:p>8096</text:p>
          </table:table-cell>
          <table:table-cell table:formula="of:=[.C135]-[.C$2]" office:value-type="float" office:value="23.8600862026215" calcext:value-type="float">
            <text:p>23.8600862026</text:p>
          </table:table-cell>
          <table:table-cell table:formula="of:=[.D135]/([.E135]-[.E134])" office:value-type="float" office:value="99322.2493448147" calcext:value-type="float">
            <text:p>99322.24934481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1244.68592" calcext:value-type="float">
            <text:p>1442891244.68592</text:p>
          </table:table-cell>
          <table:table-cell office:value-type="float" office:value="1442891244.68595" calcext:value-type="float">
            <text:p>1442891244.68595</text:p>
          </table:table-cell>
          <table:table-cell office:value-type="float" office:value="8096" calcext:value-type="float">
            <text:p>8096</text:p>
          </table:table-cell>
          <table:table-cell table:formula="of:=[.C136]-[.C$2]" office:value-type="float" office:value="23.8893904685974" calcext:value-type="float">
            <text:p>23.8893904686</text:p>
          </table:table-cell>
          <table:table-cell table:formula="of:=[.D136]/([.E136]-[.E135])" office:value-type="float" office:value="276273.768694421" calcext:value-type="float">
            <text:p>276273.7686944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1244.81929" calcext:value-type="float">
            <text:p>1442891244.81929</text:p>
          </table:table-cell>
          <table:table-cell office:value-type="float" office:value="1442891244.81933" calcext:value-type="float">
            <text:p>1442891244.81933</text:p>
          </table:table-cell>
          <table:table-cell office:value-type="float" office:value="8096" calcext:value-type="float">
            <text:p>8096</text:p>
          </table:table-cell>
          <table:table-cell table:formula="of:=[.C137]-[.C$2]" office:value-type="float" office:value="24.0227732658386" calcext:value-type="float">
            <text:p>24.0227732658</text:p>
          </table:table-cell>
          <table:table-cell table:formula="of:=[.D137]/([.E137]-[.E136])" office:value-type="float" office:value="60697.4824898829" calcext:value-type="float">
            <text:p>60697.48248988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1244.88697" calcext:value-type="float">
            <text:p>1442891244.88697</text:p>
          </table:table-cell>
          <table:table-cell office:value-type="float" office:value="1442891244.88702" calcext:value-type="float">
            <text:p>1442891244.88702</text:p>
          </table:table-cell>
          <table:table-cell office:value-type="float" office:value="8096" calcext:value-type="float">
            <text:p>8096</text:p>
          </table:table-cell>
          <table:table-cell table:formula="of:=[.C138]-[.C$2]" office:value-type="float" office:value="24.0904638767242" calcext:value-type="float">
            <text:p>24.0904638767</text:p>
          </table:table-cell>
          <table:table-cell table:formula="of:=[.D138]/([.E138]-[.E137])" office:value-type="float" office:value="119602.998024057" calcext:value-type="float">
            <text:p>119602.9980240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1244.98219" calcext:value-type="float">
            <text:p>1442891244.98219</text:p>
          </table:table-cell>
          <table:table-cell office:value-type="float" office:value="1442891244.98223" calcext:value-type="float">
            <text:p>1442891244.98223</text:p>
          </table:table-cell>
          <table:table-cell office:value-type="float" office:value="8096" calcext:value-type="float">
            <text:p>8096</text:p>
          </table:table-cell>
          <table:table-cell table:formula="of:=[.C139]-[.C$2]" office:value-type="float" office:value="24.1856737136841" calcext:value-type="float">
            <text:p>24.1856737137</text:p>
          </table:table-cell>
          <table:table-cell table:formula="of:=[.D139]/([.E139]-[.E138])" office:value-type="float" office:value="85033.2303731917" calcext:value-type="float">
            <text:p>85033.23037319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1245.06352" calcext:value-type="float">
            <text:p>1442891245.06352</text:p>
          </table:table-cell>
          <table:table-cell office:value-type="float" office:value="1442891245.06356" calcext:value-type="float">
            <text:p>1442891245.06356</text:p>
          </table:table-cell>
          <table:table-cell office:value-type="float" office:value="8096" calcext:value-type="float">
            <text:p>8096</text:p>
          </table:table-cell>
          <table:table-cell table:formula="of:=[.C140]-[.C$2]" office:value-type="float" office:value="24.2670042514801" calcext:value-type="float">
            <text:p>24.2670042515</text:p>
          </table:table-cell>
          <table:table-cell table:formula="of:=[.D140]/([.E140]-[.E139])" office:value-type="float" office:value="99544.4050831807" calcext:value-type="float">
            <text:p>99544.40508318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1245.088" calcext:value-type="float">
            <text:p>1442891245.088</text:p>
          </table:table-cell>
          <table:table-cell office:value-type="float" office:value="1442891245.08809" calcext:value-type="float">
            <text:p>1442891245.08809</text:p>
          </table:table-cell>
          <table:table-cell office:value-type="float" office:value="8096" calcext:value-type="float">
            <text:p>8096</text:p>
          </table:table-cell>
          <table:table-cell table:formula="of:=[.C141]-[.C$2]" office:value-type="float" office:value="24.2915341854095" calcext:value-type="float">
            <text:p>24.2915341854</text:p>
          </table:table-cell>
          <table:table-cell table:formula="of:=[.D141]/([.E141]-[.E140])" office:value-type="float" office:value="330045.732014074" calcext:value-type="float">
            <text:p>330045.73201407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1245.22536" calcext:value-type="float">
            <text:p>1442891245.22536</text:p>
          </table:table-cell>
          <table:table-cell office:value-type="float" office:value="1442891245.22542" calcext:value-type="float">
            <text:p>1442891245.22542</text:p>
          </table:table-cell>
          <table:table-cell office:value-type="float" office:value="8096" calcext:value-type="float">
            <text:p>8096</text:p>
          </table:table-cell>
          <table:table-cell table:formula="of:=[.C142]-[.C$2]" office:value-type="float" office:value="24.4288606643677" calcext:value-type="float">
            <text:p>24.4288606644</text:p>
          </table:table-cell>
          <table:table-cell table:formula="of:=[.D142]/([.E142]-[.E141])" office:value-type="float" office:value="58954.3987541429" calcext:value-type="float">
            <text:p>58954.3987541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1245.28913" calcext:value-type="float">
            <text:p>1442891245.28913</text:p>
          </table:table-cell>
          <table:table-cell office:value-type="float" office:value="1442891245.28917" calcext:value-type="float">
            <text:p>1442891245.28917</text:p>
          </table:table-cell>
          <table:table-cell office:value-type="float" office:value="8096" calcext:value-type="float">
            <text:p>8096</text:p>
          </table:table-cell>
          <table:table-cell table:formula="of:=[.C143]-[.C$2]" office:value-type="float" office:value="24.4926061630249" calcext:value-type="float">
            <text:p>24.492606163</text:p>
          </table:table-cell>
          <table:table-cell table:formula="of:=[.D143]/([.E143]-[.E142])" office:value-type="float" office:value="127005.046168577" calcext:value-type="float">
            <text:p>127005.0461685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1245.37995" calcext:value-type="float">
            <text:p>1442891245.37995</text:p>
          </table:table-cell>
          <table:table-cell office:value-type="float" office:value="1442891245.37997" calcext:value-type="float">
            <text:p>1442891245.37997</text:p>
          </table:table-cell>
          <table:table-cell office:value-type="float" office:value="8096" calcext:value-type="float">
            <text:p>8096</text:p>
          </table:table-cell>
          <table:table-cell table:formula="of:=[.C144]-[.C$2]" office:value-type="float" office:value="24.5834152698517" calcext:value-type="float">
            <text:p>24.5834152699</text:p>
          </table:table-cell>
          <table:table-cell table:formula="of:=[.D144]/([.E144]-[.E143])" office:value-type="float" office:value="89154.0538488399" calcext:value-type="float">
            <text:p>89154.05384883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1245.457" calcext:value-type="float">
            <text:p>1442891245.457</text:p>
          </table:table-cell>
          <table:table-cell office:value-type="float" office:value="1442891245.45703" calcext:value-type="float">
            <text:p>1442891245.45703</text:p>
          </table:table-cell>
          <table:table-cell office:value-type="float" office:value="8096" calcext:value-type="float">
            <text:p>8096</text:p>
          </table:table-cell>
          <table:table-cell table:formula="of:=[.C145]-[.C$2]" office:value-type="float" office:value="24.6604654788971" calcext:value-type="float">
            <text:p>24.6604654789</text:p>
          </table:table-cell>
          <table:table-cell table:formula="of:=[.D145]/([.E145]-[.E144])" office:value-type="float" office:value="105074.341787036" calcext:value-type="float">
            <text:p>105074.3417870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1245.48975" calcext:value-type="float">
            <text:p>1442891245.48975</text:p>
          </table:table-cell>
          <table:table-cell office:value-type="float" office:value="1442891245.48977" calcext:value-type="float">
            <text:p>1442891245.48977</text:p>
          </table:table-cell>
          <table:table-cell office:value-type="float" office:value="8096" calcext:value-type="float">
            <text:p>8096</text:p>
          </table:table-cell>
          <table:table-cell table:formula="of:=[.C146]-[.C$2]" office:value-type="float" office:value="24.693213224411" calcext:value-type="float">
            <text:p>24.6932132244</text:p>
          </table:table-cell>
          <table:table-cell table:formula="of:=[.D146]/([.E146]-[.E145])" office:value-type="float" office:value="247223.125529653" calcext:value-type="float">
            <text:p>247223.1255296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1245.61155" calcext:value-type="float">
            <text:p>1442891245.61155</text:p>
          </table:table-cell>
          <table:table-cell office:value-type="float" office:value="1442891245.61157" calcext:value-type="float">
            <text:p>1442891245.61157</text:p>
          </table:table-cell>
          <table:table-cell office:value-type="float" office:value="8096" calcext:value-type="float">
            <text:p>8096</text:p>
          </table:table-cell>
          <table:table-cell table:formula="of:=[.C147]-[.C$2]" office:value-type="float" office:value="24.8150124549866" calcext:value-type="float">
            <text:p>24.815012455</text:p>
          </table:table-cell>
          <table:table-cell table:formula="of:=[.D147]/([.E147]-[.E146])" office:value-type="float" office:value="66470.0422305002" calcext:value-type="float">
            <text:p>66470.04223050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1245.68963" calcext:value-type="float">
            <text:p>1442891245.68963</text:p>
          </table:table-cell>
          <table:table-cell office:value-type="float" office:value="1442891245.68965" calcext:value-type="float">
            <text:p>1442891245.68965</text:p>
          </table:table-cell>
          <table:table-cell office:value-type="float" office:value="8096" calcext:value-type="float">
            <text:p>8096</text:p>
          </table:table-cell>
          <table:table-cell table:formula="of:=[.C148]-[.C$2]" office:value-type="float" office:value="24.8930923938751" calcext:value-type="float">
            <text:p>24.8930923939</text:p>
          </table:table-cell>
          <table:table-cell table:formula="of:=[.D148]/([.E148]-[.E147])" office:value-type="float" office:value="103688.605744891" calcext:value-type="float">
            <text:p>103688.6057448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1245.68994" calcext:value-type="float">
            <text:p>1442891245.68994</text:p>
          </table:table-cell>
          <table:table-cell office:value-type="float" office:value="1442891245.71415" calcext:value-type="float">
            <text:p>1442891245.71415</text:p>
          </table:table-cell>
          <table:table-cell office:value-type="float" office:value="8096" calcext:value-type="float">
            <text:p>8096</text:p>
          </table:table-cell>
          <table:table-cell table:formula="of:=[.C149]-[.C$2]" office:value-type="float" office:value="24.9175896644592" calcext:value-type="float">
            <text:p>24.9175896645</text:p>
          </table:table-cell>
          <table:table-cell table:formula="of:=[.D149]/([.E149]-[.E148])" office:value-type="float" office:value="330485.797272966" calcext:value-type="float">
            <text:p>330485.79727296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1245.84613" calcext:value-type="float">
            <text:p>1442891245.84613</text:p>
          </table:table-cell>
          <table:table-cell office:value-type="float" office:value="1442891245.84615" calcext:value-type="float">
            <text:p>1442891245.84615</text:p>
          </table:table-cell>
          <table:table-cell office:value-type="float" office:value="8096" calcext:value-type="float">
            <text:p>8096</text:p>
          </table:table-cell>
          <table:table-cell table:formula="of:=[.C150]-[.C$2]" office:value-type="float" office:value="25.0495858192444" calcext:value-type="float">
            <text:p>25.0495858192</text:p>
          </table:table-cell>
          <table:table-cell table:formula="of:=[.D150]/([.E150]-[.E149])" office:value-type="float" office:value="61335.1200508641" calcext:value-type="float">
            <text:p>61335.12005086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1245.89038" calcext:value-type="float">
            <text:p>1442891245.89038</text:p>
          </table:table-cell>
          <table:table-cell office:value-type="float" office:value="1442891245.8904" calcext:value-type="float">
            <text:p>1442891245.8904</text:p>
          </table:table-cell>
          <table:table-cell office:value-type="float" office:value="8096" calcext:value-type="float">
            <text:p>8096</text:p>
          </table:table-cell>
          <table:table-cell table:formula="of:=[.C151]-[.C$2]" office:value-type="float" office:value="25.093843460083" calcext:value-type="float">
            <text:p>25.0938434601</text:p>
          </table:table-cell>
          <table:table-cell table:formula="of:=[.D151]/([.E151]-[.E150])" office:value-type="float" office:value="182928.864860206" calcext:value-type="float">
            <text:p>182928.8648602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1246.0026" calcext:value-type="float">
            <text:p>1442891246.0026</text:p>
          </table:table-cell>
          <table:table-cell office:value-type="float" office:value="1442891246.00264" calcext:value-type="float">
            <text:p>1442891246.00264</text:p>
          </table:table-cell>
          <table:table-cell office:value-type="float" office:value="8096" calcext:value-type="float">
            <text:p>8096</text:p>
          </table:table-cell>
          <table:table-cell table:formula="of:=[.C152]-[.C$2]" office:value-type="float" office:value="25.2060825824738" calcext:value-type="float">
            <text:p>25.2060825825</text:p>
          </table:table-cell>
          <table:table-cell table:formula="of:=[.D152]/([.E152]-[.E151])" office:value-type="float" office:value="72131.7115418521" calcext:value-type="float">
            <text:p>72131.71154185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1246.07995" calcext:value-type="float">
            <text:p>1442891246.07995</text:p>
          </table:table-cell>
          <table:table-cell office:value-type="float" office:value="1442891246.07997" calcext:value-type="float">
            <text:p>1442891246.07997</text:p>
          </table:table-cell>
          <table:table-cell office:value-type="float" office:value="8096" calcext:value-type="float">
            <text:p>8096</text:p>
          </table:table-cell>
          <table:table-cell table:formula="of:=[.C153]-[.C$2]" office:value-type="float" office:value="25.2834148406982" calcext:value-type="float">
            <text:p>25.2834148407</text:p>
          </table:table-cell>
          <table:table-cell table:formula="of:=[.D153]/([.E153]-[.E152])" office:value-type="float" office:value="104691.110616454" calcext:value-type="float">
            <text:p>104691.1106164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1246.09084" calcext:value-type="float">
            <text:p>1442891246.09084</text:p>
          </table:table-cell>
          <table:table-cell office:value-type="float" office:value="1442891246.10262" calcext:value-type="float">
            <text:p>1442891246.10262</text:p>
          </table:table-cell>
          <table:table-cell office:value-type="float" office:value="8096" calcext:value-type="float">
            <text:p>8096</text:p>
          </table:table-cell>
          <table:table-cell table:formula="of:=[.C154]-[.C$2]" office:value-type="float" office:value="25.306060552597" calcext:value-type="float">
            <text:p>25.3060605526</text:p>
          </table:table-cell>
          <table:table-cell table:formula="of:=[.D154]/([.E154]-[.E153])" office:value-type="float" office:value="357506.976869545" calcext:value-type="float">
            <text:p>357506.9768695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1246.23358" calcext:value-type="float">
            <text:p>1442891246.23358</text:p>
          </table:table-cell>
          <table:table-cell office:value-type="float" office:value="1442891246.23361" calcext:value-type="float">
            <text:p>1442891246.23361</text:p>
          </table:table-cell>
          <table:table-cell office:value-type="float" office:value="8096" calcext:value-type="float">
            <text:p>8096</text:p>
          </table:table-cell>
          <table:table-cell table:formula="of:=[.C155]-[.C$2]" office:value-type="float" office:value="25.437052488327" calcext:value-type="float">
            <text:p>25.4370524883</text:p>
          </table:table-cell>
          <table:table-cell table:formula="of:=[.D155]/([.E155]-[.E154])" office:value-type="float" office:value="61805.3314113065" calcext:value-type="float">
            <text:p>61805.33141130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1246.29156" calcext:value-type="float">
            <text:p>1442891246.29156</text:p>
          </table:table-cell>
          <table:table-cell office:value-type="float" office:value="1442891246.29161" calcext:value-type="float">
            <text:p>1442891246.29161</text:p>
          </table:table-cell>
          <table:table-cell office:value-type="float" office:value="8096" calcext:value-type="float">
            <text:p>8096</text:p>
          </table:table-cell>
          <table:table-cell table:formula="of:=[.C156]-[.C$2]" office:value-type="float" office:value="25.4950459003448" calcext:value-type="float">
            <text:p>25.4950459003</text:p>
          </table:table-cell>
          <table:table-cell table:formula="of:=[.D156]/([.E156]-[.E155])" office:value-type="float" office:value="139602.063722548" calcext:value-type="float">
            <text:p>139602.063722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1246.38227" calcext:value-type="float">
            <text:p>1442891246.38227</text:p>
          </table:table-cell>
          <table:table-cell office:value-type="float" office:value="1442891246.38233" calcext:value-type="float">
            <text:p>1442891246.38233</text:p>
          </table:table-cell>
          <table:table-cell office:value-type="float" office:value="8096" calcext:value-type="float">
            <text:p>8096</text:p>
          </table:table-cell>
          <table:table-cell table:formula="of:=[.C157]-[.C$2]" office:value-type="float" office:value="25.5857670307159" calcext:value-type="float">
            <text:p>25.5857670307</text:p>
          </table:table-cell>
          <table:table-cell table:formula="of:=[.D157]/([.E157]-[.E156])" office:value-type="float" office:value="89240.5106382979" calcext:value-type="float">
            <text:p>89240.510638297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1246.45667" calcext:value-type="float">
            <text:p>1442891246.45667</text:p>
          </table:table-cell>
          <table:table-cell office:value-type="float" office:value="1442891246.45672" calcext:value-type="float">
            <text:p>1442891246.45672</text:p>
          </table:table-cell>
          <table:table-cell office:value-type="float" office:value="8096" calcext:value-type="float">
            <text:p>8096</text:p>
          </table:table-cell>
          <table:table-cell table:formula="of:=[.C158]-[.C$2]" office:value-type="float" office:value="25.6601581573486" calcext:value-type="float">
            <text:p>25.6601581573</text:p>
          </table:table-cell>
          <table:table-cell table:formula="of:=[.D158]/([.E158]-[.E157])" office:value-type="float" office:value="108830.184008025" calcext:value-type="float">
            <text:p>108830.1840080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1246.49221" calcext:value-type="float">
            <text:p>1442891246.49221</text:p>
          </table:table-cell>
          <table:table-cell office:value-type="float" office:value="1442891246.49225" calcext:value-type="float">
            <text:p>1442891246.49225</text:p>
          </table:table-cell>
          <table:table-cell office:value-type="float" office:value="8096" calcext:value-type="float">
            <text:p>8096</text:p>
          </table:table-cell>
          <table:table-cell table:formula="of:=[.C159]-[.C$2]" office:value-type="float" office:value="25.6956858634949" calcext:value-type="float">
            <text:p>25.6956858635</text:p>
          </table:table-cell>
          <table:table-cell table:formula="of:=[.D159]/([.E159]-[.E158])" office:value-type="float" office:value="227878.489162092" calcext:value-type="float">
            <text:p>227878.48916209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1246.60546" calcext:value-type="float">
            <text:p>1442891246.60546</text:p>
          </table:table-cell>
          <table:table-cell office:value-type="float" office:value="1442891246.60551" calcext:value-type="float">
            <text:p>1442891246.60551</text:p>
          </table:table-cell>
          <table:table-cell office:value-type="float" office:value="8096" calcext:value-type="float">
            <text:p>8096</text:p>
          </table:table-cell>
          <table:table-cell table:formula="of:=[.C160]-[.C$2]" office:value-type="float" office:value="25.8089487552643" calcext:value-type="float">
            <text:p>25.8089487553</text:p>
          </table:table-cell>
          <table:table-cell table:formula="of:=[.D160]/([.E160]-[.E159])" office:value-type="float" office:value="71479.7218534961" calcext:value-type="float">
            <text:p>71479.72185349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1246.6801" calcext:value-type="float">
            <text:p>1442891246.6801</text:p>
          </table:table-cell>
          <table:table-cell office:value-type="float" office:value="1442891246.68014" calcext:value-type="float">
            <text:p>1442891246.68014</text:p>
          </table:table-cell>
          <table:table-cell office:value-type="float" office:value="8096" calcext:value-type="float">
            <text:p>8096</text:p>
          </table:table-cell>
          <table:table-cell table:formula="of:=[.C161]-[.C$2]" office:value-type="float" office:value="25.8835809230804" calcext:value-type="float">
            <text:p>25.8835809231</text:p>
          </table:table-cell>
          <table:table-cell table:formula="of:=[.D161]/([.E161]-[.E160])" office:value-type="float" office:value="108478.692725937" calcext:value-type="float">
            <text:p>108478.69272593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1246.69292" calcext:value-type="float">
            <text:p>1442891246.69292</text:p>
          </table:table-cell>
          <table:table-cell office:value-type="float" office:value="1442891246.70276" calcext:value-type="float">
            <text:p>1442891246.70276</text:p>
          </table:table-cell>
          <table:table-cell office:value-type="float" office:value="8096" calcext:value-type="float">
            <text:p>8096</text:p>
          </table:table-cell>
          <table:table-cell table:formula="of:=[.C162]-[.C$2]" office:value-type="float" office:value="25.9062049388885" calcext:value-type="float">
            <text:p>25.9062049389</text:p>
          </table:table-cell>
          <table:table-cell table:formula="of:=[.D162]/([.E162]-[.E161])" office:value-type="float" office:value="357849.820680352" calcext:value-type="float">
            <text:p>357849.82068035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1246.82917" calcext:value-type="float">
            <text:p>1442891246.82917</text:p>
          </table:table-cell>
          <table:table-cell office:value-type="float" office:value="1442891246.82921" calcext:value-type="float">
            <text:p>1442891246.82921</text:p>
          </table:table-cell>
          <table:table-cell office:value-type="float" office:value="8096" calcext:value-type="float">
            <text:p>8096</text:p>
          </table:table-cell>
          <table:table-cell table:formula="of:=[.C163]-[.C$2]" office:value-type="float" office:value="26.0326528549194" calcext:value-type="float">
            <text:p>26.0326528549</text:p>
          </table:table-cell>
          <table:table-cell table:formula="of:=[.D163]/([.E163]-[.E162])" office:value-type="float" office:value="64026.3616366965" calcext:value-type="float">
            <text:p>64026.36163669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1246.8939" calcext:value-type="float">
            <text:p>1442891246.8939</text:p>
          </table:table-cell>
          <table:table-cell office:value-type="float" office:value="1442891246.89393" calcext:value-type="float">
            <text:p>1442891246.89393</text:p>
          </table:table-cell>
          <table:table-cell office:value-type="float" office:value="8096" calcext:value-type="float">
            <text:p>8096</text:p>
          </table:table-cell>
          <table:table-cell table:formula="of:=[.C164]-[.C$2]" office:value-type="float" office:value="26.0973744392395" calcext:value-type="float">
            <text:p>26.0973744392</text:p>
          </table:table-cell>
          <table:table-cell table:formula="of:=[.D164]/([.E164]-[.E163])" office:value-type="float" office:value="125089.644900575" calcext:value-type="float">
            <text:p>125089.64490057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1246.97816" calcext:value-type="float">
            <text:p>1442891246.97816</text:p>
          </table:table-cell>
          <table:table-cell office:value-type="float" office:value="1442891246.9782" calcext:value-type="float">
            <text:p>1442891246.9782</text:p>
          </table:table-cell>
          <table:table-cell office:value-type="float" office:value="8096" calcext:value-type="float">
            <text:p>8096</text:p>
          </table:table-cell>
          <table:table-cell table:formula="of:=[.C165]-[.C$2]" office:value-type="float" office:value="26.1816430091858" calcext:value-type="float">
            <text:p>26.1816430092</text:p>
          </table:table-cell>
          <table:table-cell table:formula="of:=[.D165]/([.E165]-[.E164])" office:value-type="float" office:value="96073.7794074376" calcext:value-type="float">
            <text:p>96073.77940743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1247.05272" calcext:value-type="float">
            <text:p>1442891247.05272</text:p>
          </table:table-cell>
          <table:table-cell office:value-type="float" office:value="1442891250.00124" calcext:value-type="float">
            <text:p>1442891250.00124</text:p>
          </table:table-cell>
          <table:table-cell office:value-type="float" office:value="8096" calcext:value-type="float">
            <text:p>8096</text:p>
          </table:table-cell>
          <table:table-cell table:formula="of:=[.C166]-[.C$2]" office:value-type="float" office:value="29.2046782970428" calcext:value-type="float">
            <text:p>29.204678297</text:p>
          </table:table-cell>
          <table:table-cell table:formula="of:=[.D166]/([.E166]-[.E165])" office:value-type="float" office:value="2678.10304184012" calcext:value-type="float">
            <text:p>2678.10304184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1247.09484" calcext:value-type="float">
            <text:p>1442891247.09484</text:p>
          </table:table-cell>
          <table:table-cell office:value-type="float" office:value="1442891250.03513" calcext:value-type="float">
            <text:p>1442891250.03513</text:p>
          </table:table-cell>
          <table:table-cell office:value-type="float" office:value="8096" calcext:value-type="float">
            <text:p>8096</text:p>
          </table:table-cell>
          <table:table-cell table:formula="of:=[.C167]-[.C$2]" office:value-type="float" office:value="29.2385683059692" calcext:value-type="float">
            <text:p>29.238568306</text:p>
          </table:table-cell>
          <table:table-cell table:formula="of:=[.D167]/([.E167]-[.E166])" office:value-type="float" office:value="238890.465257308" calcext:value-type="float">
            <text:p>238890.4652573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1247.29597" calcext:value-type="float">
            <text:p>1442891247.29597</text:p>
          </table:table-cell>
          <table:table-cell office:value-type="float" office:value="1442891250.06902" calcext:value-type="float">
            <text:p>1442891250.06902</text:p>
          </table:table-cell>
          <table:table-cell office:value-type="float" office:value="8096" calcext:value-type="float">
            <text:p>8096</text:p>
          </table:table-cell>
          <table:table-cell table:formula="of:=[.C168]-[.C$2]" office:value-type="float" office:value="29.2724556922913" calcext:value-type="float">
            <text:p>29.2724556923</text:p>
          </table:table-cell>
          <table:table-cell table:formula="of:=[.D168]/([.E168]-[.E167])" office:value-type="float" office:value="238908.953410162" calcext:value-type="float">
            <text:p>238908.9534101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1260.20206" calcext:value-type="float">
            <text:p>1442891260.20206</text:p>
          </table:table-cell>
          <table:table-cell office:value-type="float" office:value="1442891260.2021" calcext:value-type="float">
            <text:p>1442891260.2021</text:p>
          </table:table-cell>
          <table:table-cell office:value-type="float" office:value="8096" calcext:value-type="float">
            <text:p>8096</text:p>
          </table:table-cell>
          <table:table-cell table:formula="of:=[.C169]-[.C$2]" office:value-type="float" office:value="39.405543088913" calcext:value-type="float">
            <text:p>39.4055430889</text:p>
          </table:table-cell>
          <table:table-cell table:formula="of:=[.D169]/([.E169]-[.E168])" office:value-type="float" office:value="798.966759400412" calcext:value-type="float">
            <text:p>798.96675940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1260.40299" calcext:value-type="float">
            <text:p>1442891260.40299</text:p>
          </table:table-cell>
          <table:table-cell office:value-type="float" office:value="1442891260.40304" calcext:value-type="float">
            <text:p>1442891260.40304</text:p>
          </table:table-cell>
          <table:table-cell office:value-type="float" office:value="8096" calcext:value-type="float">
            <text:p>8096</text:p>
          </table:table-cell>
          <table:table-cell table:formula="of:=[.C170]-[.C$2]" office:value-type="float" office:value="39.6064827442169" calcext:value-type="float">
            <text:p>39.6064827442</text:p>
          </table:table-cell>
          <table:table-cell table:formula="of:=[.D170]/([.E170]-[.E169])" office:value-type="float" office:value="40290.7031354933" calcext:value-type="float">
            <text:p>40290.7031354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11:04.707435790</dc:date>
    <meta:editing-duration>PT2M27S</meta:editing-duration>
    <meta:editing-cycles>2</meta:editing-cycles>
    <meta:generator>LibreOffice/4.4.2.2$Linux_X86_64 LibreOffice_project/40m0$Build-2</meta:generator>
    <meta:document-statistic meta:table-count="1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E1:'sink_2.receiver_i.routed_msg_sub.network'.F170" chart:data-source-has-labels="row" svg:x="0.32cm" svg:y="0.18cm" svg:width="11.793cm" svg:height="8.64cm">
          <chartooo:coordinate-region svg:x="1.682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F2:'sink_2.receiver_i.routed_msg_sub.network'.F170" chart:label-cell-address="'sink_2.receiver_i.routed_msg_sub.network'.F1:'sink_2.receiver_i.routed_msg_sub.network'.F1" chart:class="chart:scatter">
            <chart:domain table:cell-range-address="'sink_2.receiver_i.routed_msg_sub.network'.E2:'sink_2.receiver_i.routed_msg_sub.network'.E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2.receiver_i.routed_msg_sub.network'.F1:'sink_2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70</svg:desc>
                </draw:g>
              </table:table-cell>
              <table:table-cell office:value-type="float" office:value="0">
                <text:p>0</text:p>
                <draw:g>
                  <svg:desc>'sink_2.receiver_i.routed_msg_sub.network'.F2:'sink_2.receiver_i.routed_msg_sub.network'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8730812072754">
                <text:p>0.0338730812072754</text:p>
              </table:table-cell>
              <table:table-cell office:value-type="float" office:value="239009.84827625">
                <text:p>239009.84827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7757263183594">
                <text:p>0.0677757263183594</text:p>
              </table:table-cell>
              <table:table-cell office:value-type="float" office:value="238801.426067877">
                <text:p>238801.426067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64999961853">
                <text:p>0.10164999961853</text:p>
              </table:table-cell>
              <table:table-cell office:value-type="float" office:value="239001.437115971">
                <text:p>239001.437115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5522127151489">
                <text:p>0.135522127151489</text:p>
              </table:table-cell>
              <table:table-cell office:value-type="float" office:value="239016.577630745">
                <text:p>239016.577630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9410943984985">
                <text:p>0.169410943984985</text:p>
              </table:table-cell>
              <table:table-cell office:value-type="float" office:value="238898.868608414">
                <text:p>238898.868608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3329086303711">
                <text:p>0.203329086303711</text:p>
              </table:table-cell>
              <table:table-cell office:value-type="float" office:value="238692.317637053">
                <text:p>238692.317637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5565176010132">
                <text:p>0.245565176010132</text:p>
              </table:table-cell>
              <table:table-cell office:value-type="float" office:value="191684.411513342">
                <text:p>191684.411513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196113586426">
                <text:p>0.360196113586426</text:p>
              </table:table-cell>
              <table:table-cell office:value-type="float" office:value="70626.6577869662">
                <text:p>70626.6577869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6626663208008">
                <text:p>0.446626663208008</text:p>
              </table:table-cell>
              <table:table-cell office:value-type="float" office:value="93670.5833232188">
                <text:p>93670.5833232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5077075958252">
                <text:p>0.555077075958252</text:p>
              </table:table-cell>
              <table:table-cell office:value-type="float" office:value="74651.629207209">
                <text:p>74651.6292072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7619009017944">
                <text:p>0.647619009017944</text:p>
              </table:table-cell>
              <table:table-cell office:value-type="float" office:value="87484.6648683882">
                <text:p>87484.6648683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8257398605347">
                <text:p>0.748257398605347</text:p>
              </table:table-cell>
              <table:table-cell office:value-type="float" office:value="80446.438314365">
                <text:p>80446.438314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020366668701">
                <text:p>0.844020366668701</text:p>
              </table:table-cell>
              <table:table-cell office:value-type="float" office:value="84542.0747051604">
                <text:p>84542.07470516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6827716827393">
                <text:p>0.876827716827393</text:p>
              </table:table-cell>
              <table:table-cell office:value-type="float" office:value="246773.968663702">
                <text:p>246773.968663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603482246399">
                <text:p>1.03603482246399</text:p>
              </table:table-cell>
              <table:table-cell office:value-type="float" office:value="50852.0016592713">
                <text:p>50852.0016592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883883476257">
                <text:p>1.06883883476257</text:p>
              </table:table-cell>
              <table:table-cell office:value-type="float" office:value="246799.078305109">
                <text:p>246799.078305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2704529762268">
                <text:p>1.22704529762268</text:p>
              </table:table-cell>
              <table:table-cell office:value-type="float" office:value="51173.6363587043">
                <text:p>51173.6363587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5656938552856">
                <text:p>1.25656938552856</text:p>
              </table:table-cell>
              <table:table-cell office:value-type="float" office:value="274216.769229527">
                <text:p>274216.769229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173686504364">
                <text:p>1.4173686504364</text:p>
              </table:table-cell>
              <table:table-cell office:value-type="float" office:value="50348.4888730074">
                <text:p>50348.4888730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150923728943">
                <text:p>1.45150923728943</text:p>
              </table:table-cell>
              <table:table-cell office:value-type="float" office:value="237137.10707003">
                <text:p>237137.10707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7618641853333">
                <text:p>1.57618641853333</text:p>
              </table:table-cell>
              <table:table-cell office:value-type="float" office:value="64935.6996944165">
                <text:p>64935.6996944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252375602722">
                <text:p>1.65252375602722</text:p>
              </table:table-cell>
              <table:table-cell office:value-type="float" office:value="106055.572093372">
                <text:p>106055.5720933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349579334259">
                <text:p>1.7349579334259</text:p>
              </table:table-cell>
              <table:table-cell office:value-type="float" office:value="98211.6915032075">
                <text:p>98211.6915032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14120054245">
                <text:p>1.814120054245</text:p>
              </table:table-cell>
              <table:table-cell office:value-type="float" office:value="102271.135692558">
                <text:p>102271.135692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324478149414">
                <text:p>1.85324478149414</text:p>
              </table:table-cell>
              <table:table-cell office:value-type="float" office:value="206927.96012212">
                <text:p>206927.96012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7283697128296">
                <text:p>1.97283697128296</text:p>
              </table:table-cell>
              <table:table-cell office:value-type="float" office:value="67696.7284761347">
                <text:p>67696.7284761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207347869873">
                <text:p>2.05207347869873</text:p>
              </table:table-cell>
              <table:table-cell office:value-type="float" office:value="102175.124371882">
                <text:p>102175.124371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8157896995544">
                <text:p>2.08157896995544</text:p>
              </table:table-cell>
              <table:table-cell office:value-type="float" office:value="274389.601906994">
                <text:p>274389.601906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1071767807007">
                <text:p>2.21071767807007</text:p>
              </table:table-cell>
              <table:table-cell office:value-type="float" office:value="62692.2796286142">
                <text:p>62692.2796286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5497364997864">
                <text:p>2.25497364997864</text:p>
              </table:table-cell>
              <table:table-cell office:value-type="float" office:value="182935.763262096">
                <text:p>182935.763262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957955360413">
                <text:p>2.36957955360413</text:p>
              </table:table-cell>
              <table:table-cell office:value-type="float" office:value="70642.0851272748">
                <text:p>70642.0851272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5003867149353">
                <text:p>2.45003867149353</text:p>
              </table:table-cell>
              <table:table-cell office:value-type="float" office:value="100622.529955255">
                <text:p>100622.5299552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769880771637">
                <text:p>2.4769880771637</text:p>
              </table:table-cell>
              <table:table-cell office:value-type="float" office:value="300414.788329175">
                <text:p>300414.788329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1257863044739">
                <text:p>2.61257863044739</text:p>
              </table:table-cell>
              <table:table-cell office:value-type="float" office:value="59709.1744515639">
                <text:p>59709.1744515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564085483551">
                <text:p>2.6564085483551</text:p>
              </table:table-cell>
              <table:table-cell office:value-type="float" office:value="184714.012402359">
                <text:p>184714.0124023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7526903152466">
                <text:p>2.77526903152466</text:p>
              </table:table-cell>
              <table:table-cell office:value-type="float" office:value="68113.4703823387">
                <text:p>68113.4703823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5664629936218">
                <text:p>2.85664629936218</text:p>
              </table:table-cell>
              <table:table-cell office:value-type="float" office:value="99487.2427538886">
                <text:p>99487.2427538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359642028809">
                <text:p>2.88359642028809</text:p>
              </table:table-cell>
              <table:table-cell office:value-type="float" office:value="300406.815325955">
                <text:p>300406.8153259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1957178115845">
                <text:p>3.01957178115845</text:p>
              </table:table-cell>
              <table:table-cell office:value-type="float" office:value="59540.1986667181">
                <text:p>59540.1986667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5775094032288">
                <text:p>3.05775094032288</text:p>
              </table:table-cell>
              <table:table-cell office:value-type="float" office:value="212052.862797015">
                <text:p>212052.862797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8242835998535">
                <text:p>3.18242835998535</text:p>
              </table:table-cell>
              <table:table-cell office:value-type="float" office:value="64935.575518946">
                <text:p>64935.575518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5849986076355">
                <text:p>3.25849986076355</text:p>
              </table:table-cell>
              <table:table-cell office:value-type="float" office:value="106426.190060395">
                <text:p>106426.190060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4528374671936">
                <text:p>3.34528374671936</text:p>
              </table:table-cell>
              <table:table-cell office:value-type="float" office:value="93289.2081385062">
                <text:p>93289.20813850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2659163475037">
                <text:p>3.42659163475037</text:p>
              </table:table-cell>
              <table:table-cell office:value-type="float" office:value="99572.134955869">
                <text:p>99572.134955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45932531356812">
                <text:p>3.45932531356812</text:p>
              </table:table-cell>
              <table:table-cell office:value-type="float" office:value="247329.365118905">
                <text:p>247329.3651189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8962440490723">
                <text:p>3.58962440490723</text:p>
              </table:table-cell>
              <table:table-cell office:value-type="float" office:value="62133.9712871033">
                <text:p>62133.9712871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6030764579773">
                <text:p>3.66030764579773</text:p>
              </table:table-cell>
              <table:table-cell office:value-type="float" office:value="114539.173614601">
                <text:p>114539.173614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5234341621399">
                <text:p>3.75234341621399</text:p>
              </table:table-cell>
              <table:table-cell office:value-type="float" office:value="87965.7981172253">
                <text:p>87965.79811722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3347702026367">
                <text:p>3.83347702026367</text:p>
              </table:table-cell>
              <table:table-cell office:value-type="float" office:value="99786.0269468908">
                <text:p>99786.02694689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6122536659241">
                <text:p>3.86122536659241</text:p>
              </table:table-cell>
              <table:table-cell office:value-type="float" office:value="291765.13454483">
                <text:p>291765.134544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9655818939209">
                <text:p>3.99655818939209</text:p>
              </table:table-cell>
              <table:table-cell office:value-type="float" office:value="59822.8857753419">
                <text:p>59822.8857753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0621190071106">
                <text:p>4.0621190071106</text:p>
              </table:table-cell>
              <table:table-cell office:value-type="float" office:value="123488.392636609">
                <text:p>123488.3926366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15922021865845">
                <text:p>4.15922021865845</text:p>
              </table:table-cell>
              <table:table-cell office:value-type="float" office:value="83376.920544501">
                <text:p>83376.9205445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4062085151672">
                <text:p>4.24062085151672</text:p>
              </table:table-cell>
              <table:table-cell office:value-type="float" office:value="99458.6862008265">
                <text:p>99458.68620082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26516127586365">
                <text:p>4.26516127586365</text:p>
              </table:table-cell>
              <table:table-cell office:value-type="float" office:value="329904.645720392">
                <text:p>329904.6457203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4036078453064">
                <text:p>4.4036078453064</text:p>
              </table:table-cell>
              <table:table-cell office:value-type="float" office:value="58477.4330818496">
                <text:p>58477.4330818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46419382095337">
                <text:p>4.46419382095337</text:p>
              </table:table-cell>
              <table:table-cell office:value-type="float" office:value="133628.284657401">
                <text:p>133628.284657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55814909934998">
                <text:p>4.55814909934998</text:p>
              </table:table-cell>
              <table:table-cell office:value-type="float" office:value="86168.6553237058">
                <text:p>86168.655323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63552498817444">
                <text:p>4.63552498817444</text:p>
              </table:table-cell>
              <table:table-cell office:value-type="float" office:value="104632.077550241">
                <text:p>104632.077550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66504955291748">
                <text:p>4.66504955291748</text:p>
              </table:table-cell>
              <table:table-cell office:value-type="float" office:value="274212.340485323">
                <text:p>274212.3404853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79020190238953">
                <text:p>4.79020190238953</text:p>
              </table:table-cell>
              <table:table-cell office:value-type="float" office:value="64689.157128515">
                <text:p>64689.157128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86624026298523">
                <text:p>4.86624026298523</text:p>
              </table:table-cell>
              <table:table-cell office:value-type="float" office:value="106472.574323985">
                <text:p>106472.574323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94484043121338">
                <text:p>4.94484043121338</text:p>
              </table:table-cell>
              <table:table-cell office:value-type="float" office:value="103002.324072642">
                <text:p>103002.3240726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02221465110779">
                <text:p>5.02221465110779</text:p>
              </table:table-cell>
              <table:table-cell office:value-type="float" office:value="104634.334421057">
                <text:p>104634.334421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06723523139954">
                <text:p>5.06723523139954</text:p>
              </table:table-cell>
              <table:table-cell office:value-type="float" office:value="179828.868209501">
                <text:p>179828.868209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17685317993164">
                <text:p>5.17685317993164</text:p>
              </table:table-cell>
              <table:table-cell office:value-type="float" office:value="73856.5181014027">
                <text:p>73856.5181014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2543032169342">
                <text:p>5.2543032169342</text:p>
              </table:table-cell>
              <table:table-cell office:value-type="float" office:value="104531.906159477">
                <text:p>104531.9061594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27694916725159">
                <text:p>5.27694916725159</text:p>
              </table:table-cell>
              <table:table-cell office:value-type="float" office:value="357503.213004295">
                <text:p>357503.2130042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0867280960083">
                <text:p>5.40867280960083</text:p>
              </table:table-cell>
              <table:table-cell office:value-type="float" office:value="61462.0113414023">
                <text:p>61462.0113414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46914744377136">
                <text:p>5.46914744377136</text:p>
              </table:table-cell>
              <table:table-cell office:value-type="float" office:value="133874.311288434">
                <text:p>133874.311288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5769205093384">
                <text:p>5.55769205093384</text:p>
              </table:table-cell>
              <table:table-cell office:value-type="float" office:value="91434.1399148588">
                <text:p>91434.1399148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3198113441467">
                <text:p>5.63198113441467</text:p>
              </table:table-cell>
              <table:table-cell office:value-type="float" office:value="108979.672660635">
                <text:p>108979.6726606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670090675354">
                <text:p>5.670090675354</text:p>
              </table:table-cell>
              <table:table-cell office:value-type="float" office:value="212440.239384896">
                <text:p>212440.2393848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78090214729309">
                <text:p>5.78090214729309</text:p>
              </table:table-cell>
              <table:table-cell office:value-type="float" office:value="73061.0275121187">
                <text:p>73061.02751211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85535383224487">
                <text:p>5.85535383224487</text:p>
              </table:table-cell>
              <table:table-cell office:value-type="float" office:value="108741.662532464">
                <text:p>108741.662532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7797975540161">
                <text:p>5.87797975540161</text:p>
              </table:table-cell>
              <table:table-cell office:value-type="float" office:value="357819.654204426">
                <text:p>357819.654204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00443840026856">
                <text:p>6.00443840026856</text:p>
              </table:table-cell>
              <table:table-cell office:value-type="float" office:value="64020.9295973273">
                <text:p>64020.92959732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07209992408752">
                <text:p>6.07209992408752</text:p>
              </table:table-cell>
              <table:table-cell office:value-type="float" office:value="119654.414252642">
                <text:p>119654.4142526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15320515632629">
                <text:p>6.15320515632629</text:p>
              </table:table-cell>
              <table:table-cell office:value-type="float" office:value="99820.9335763419">
                <text:p>99820.93357634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22801685333252">
                <text:p>6.22801685333252</text:p>
              </table:table-cell>
              <table:table-cell office:value-type="float" office:value="108218.371243821">
                <text:p>108218.3712438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23731017112732">
                <text:p>9.23731017112732</text:p>
              </table:table-cell>
              <table:table-cell office:value-type="float" office:value="2690.33262797151">
                <text:p>2690.33262797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27118802070618">
                <text:p>9.27118802070618</text:p>
              </table:table-cell>
              <table:table-cell office:value-type="float" office:value="238976.207186792">
                <text:p>238976.207186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30506110191345">
                <text:p>9.30506110191345</text:p>
              </table:table-cell>
              <table:table-cell office:value-type="float" office:value="239009.84827625">
                <text:p>239009.84827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677982330322">
                <text:p>19.4677982330322</text:p>
              </table:table-cell>
              <table:table-cell office:value-type="float" office:value="796.635777895865">
                <text:p>796.635777895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6687347888947">
                <text:p>19.6687347888947</text:p>
              </table:table-cell>
              <table:table-cell office:value-type="float" office:value="40291.3246186175">
                <text:p>40291.32461861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7751812934876">
                <text:p>19.7751812934876</text:p>
              </table:table-cell>
              <table:table-cell office:value-type="float" office:value="76056.9830917712">
                <text:p>76056.98309177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869779586792">
                <text:p>19.869779586792</text:p>
              </table:table-cell>
              <table:table-cell office:value-type="float" office:value="85582.9393659867">
                <text:p>85582.9393659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9800367355347">
                <text:p>19.9800367355347</text:p>
              </table:table-cell>
              <table:table-cell office:value-type="float" office:value="73428.3453936841">
                <text:p>73428.3453936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0706782341003">
                <text:p>20.0706782341003</text:p>
              </table:table-cell>
              <table:table-cell office:value-type="float" office:value="89318.911625607">
                <text:p>89318.911625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184782743454">
                <text:p>20.184782743454</text:p>
              </table:table-cell>
              <table:table-cell office:value-type="float" office:value="70952.4982479748">
                <text:p>70952.4982479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2716510295868">
                <text:p>20.2716510295868</text:p>
              </table:table-cell>
              <table:table-cell office:value-type="float" office:value="93198.5694712805">
                <text:p>93198.56947128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3898277282715">
                <text:p>20.3898277282715</text:p>
              </table:table-cell>
              <table:table-cell office:value-type="float" office:value="68507.5830523999">
                <text:p>68507.5830523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4725637435913">
                <text:p>20.4725637435913</text:p>
              </table:table-cell>
              <table:table-cell office:value-type="float" office:value="97853.3951472538">
                <text:p>97853.3951472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5824317932129">
                <text:p>20.5824317932129</text:p>
              </table:table-cell>
              <table:table-cell office:value-type="float" office:value="73688.3928301723">
                <text:p>73688.39283017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6735773086548">
                <text:p>20.6735773086548</text:p>
              </table:table-cell>
              <table:table-cell office:value-type="float" office:value="88824.9955112846">
                <text:p>88824.99551128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7753946781158">
                <text:p>20.7753946781158</text:p>
              </table:table-cell>
              <table:table-cell office:value-type="float" office:value="79514.9201246684">
                <text:p>79514.9201246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8717367649078">
                <text:p>20.8717367649078</text:p>
              </table:table-cell>
              <table:table-cell office:value-type="float" office:value="84033.886638554">
                <text:p>84033.886638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9045193195343">
                <text:p>20.9045193195343</text:p>
              </table:table-cell>
              <table:table-cell office:value-type="float" office:value="246960.61952">
                <text:p>246960.619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0646488666534">
                <text:p>21.0646488666534</text:p>
              </table:table-cell>
              <table:table-cell office:value-type="float" office:value="50559.0638683088">
                <text:p>50559.0638683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0974452495575">
                <text:p>21.0974452495575</text:p>
              </table:table-cell>
              <table:table-cell office:value-type="float" office:value="246856.490963812">
                <text:p>246856.4909638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2576184272766">
                <text:p>21.2576184272766</text:p>
              </table:table-cell>
              <table:table-cell office:value-type="float" office:value="50545.2917603805">
                <text:p>50545.2917603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87086725235">
                <text:p>21.287086725235</text:p>
              </table:table-cell>
              <table:table-cell office:value-type="float" office:value="274735.921682214">
                <text:p>274735.921682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4423675537109">
                <text:p>21.4423675537109</text:p>
              </table:table-cell>
              <table:table-cell office:value-type="float" office:value="52137.7949838399">
                <text:p>52137.79498383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771945476532">
                <text:p>21.4771945476532</text:p>
              </table:table-cell>
              <table:table-cell office:value-type="float" office:value="232463.359123738">
                <text:p>232463.3591237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6012654304504">
                <text:p>21.6012654304504</text:p>
              </table:table-cell>
              <table:table-cell office:value-type="float" office:value="65253.021639498">
                <text:p>65253.0216394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783380508423">
                <text:p>21.6783380508423</text:p>
              </table:table-cell>
              <table:table-cell office:value-type="float" office:value="105043.788038334">
                <text:p>105043.788038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596688270569">
                <text:p>21.7596688270569</text:p>
              </table:table-cell>
              <table:table-cell office:value-type="float" office:value="99544.1132719289">
                <text:p>99544.1132719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389346599579">
                <text:p>21.8389346599579</text:p>
              </table:table-cell>
              <table:table-cell office:value-type="float" office:value="102137.323279142">
                <text:p>102137.3232791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792359828949">
                <text:p>21.8792359828949</text:p>
              </table:table-cell>
              <table:table-cell office:value-type="float" office:value="200886.705695828">
                <text:p>200886.705695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.9977493286133">
                <text:p>21.9977493286133</text:p>
              </table:table-cell>
              <table:table-cell office:value-type="float" office:value="68312.9815543141">
                <text:p>68312.98155431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0771408081055">
                <text:p>22.0771408081055</text:p>
              </table:table-cell>
              <table:table-cell office:value-type="float" office:value="101975.678646934">
                <text:p>101975.678646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106612443924">
                <text:p>22.106612443924</text:p>
              </table:table-cell>
              <table:table-cell office:value-type="float" office:value="274704.805999369">
                <text:p>274704.8059993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2360057830811">
                <text:p>22.2360057830811</text:p>
              </table:table-cell>
              <table:table-cell office:value-type="float" office:value="62568.9085136766">
                <text:p>62568.9085136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28142619133">
                <text:p>22.28142619133</text:p>
              </table:table-cell>
              <table:table-cell office:value-type="float" office:value="178245.865947183">
                <text:p>178245.8659471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3947501182556">
                <text:p>22.3947501182556</text:p>
              </table:table-cell>
              <table:table-cell office:value-type="float" office:value="71441.2235759444">
                <text:p>71441.22357594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4760894775391">
                <text:p>22.4760894775391</text:p>
              </table:table-cell>
              <table:table-cell office:value-type="float" office:value="99533.6092061836">
                <text:p>99533.60920618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503021478653">
                <text:p>22.503021478653</text:p>
              </table:table-cell>
              <table:table-cell office:value-type="float" office:value="300608.928603677">
                <text:p>300608.9286036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6388773918152">
                <text:p>22.6388773918152</text:p>
              </table:table-cell>
              <table:table-cell office:value-type="float" office:value="59592.5478071184">
                <text:p>59592.54780711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6835763454437">
                <text:p>22.6835763454437</text:p>
              </table:table-cell>
              <table:table-cell office:value-type="float" office:value="181122.808092553">
                <text:p>181122.808092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.8015570640564">
                <text:p>22.8015570640564</text:p>
              </table:table-cell>
              <table:table-cell office:value-type="float" office:value="68621.3823343377">
                <text:p>68621.38233433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882969379425">
                <text:p>22.882969379425</text:p>
              </table:table-cell>
              <table:table-cell office:value-type="float" office:value="99444.4140710111">
                <text:p>99444.41407101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9098980426788">
                <text:p>22.9098980426788</text:p>
              </table:table-cell>
              <table:table-cell office:value-type="float" office:value="300646.189664179">
                <text:p>300646.1896641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0459616184235">
                <text:p>23.0459616184235</text:p>
              </table:table-cell>
              <table:table-cell office:value-type="float" office:value="59501.5966300561">
                <text:p>59501.59663005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0857210159302">
                <text:p>23.0857210159302</text:p>
              </table:table-cell>
              <table:table-cell office:value-type="float" office:value="203624.815960375">
                <text:p>203624.815960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2087831497192">
                <text:p>23.2087831497192</text:p>
              </table:table-cell>
              <table:table-cell office:value-type="float" office:value="65787.9052696838">
                <text:p>65787.90526968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2868385314941">
                <text:p>23.2868385314941</text:p>
              </table:table-cell>
              <table:table-cell office:value-type="float" office:value="103721.227363251">
                <text:p>103721.227363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3715944290161">
                <text:p>23.3715944290161</text:p>
              </table:table-cell>
              <table:table-cell office:value-type="float" office:value="95521.376526054">
                <text:p>95521.37652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4529569149017">
                <text:p>23.4529569149017</text:p>
              </table:table-cell>
              <table:table-cell office:value-type="float" office:value="99505.3176150666">
                <text:p>99505.31761506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4877455234528">
                <text:p>23.4877455234528</text:p>
              </table:table-cell>
              <table:table-cell office:value-type="float" office:value="232719.856792357">
                <text:p>232719.8567923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.6159920692444">
                <text:p>23.6159920692444</text:p>
              </table:table-cell>
              <table:table-cell office:value-type="float" office:value="63128.4059155427">
                <text:p>63128.40591554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6886250972748">
                <text:p>23.6886250972748</text:p>
              </table:table-cell>
              <table:table-cell office:value-type="float" office:value="111464.442823614">
                <text:p>111464.442823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7785737514496">
                <text:p>23.7785737514496</text:p>
              </table:table-cell>
              <table:table-cell office:value-type="float" office:value="90006.9053202994">
                <text:p>90006.90532029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8600862026215">
                <text:p>23.8600862026215</text:p>
              </table:table-cell>
              <table:table-cell office:value-type="float" office:value="99322.2493448147">
                <text:p>99322.24934481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8893904685974">
                <text:p>23.8893904685974</text:p>
              </table:table-cell>
              <table:table-cell office:value-type="float" office:value="276273.768694421">
                <text:p>276273.7686944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0227732658386">
                <text:p>24.0227732658386</text:p>
              </table:table-cell>
              <table:table-cell office:value-type="float" office:value="60697.4824898829">
                <text:p>60697.48248988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0904638767242">
                <text:p>24.0904638767242</text:p>
              </table:table-cell>
              <table:table-cell office:value-type="float" office:value="119602.998024057">
                <text:p>119602.9980240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1856737136841">
                <text:p>24.1856737136841</text:p>
              </table:table-cell>
              <table:table-cell office:value-type="float" office:value="85033.2303731917">
                <text:p>85033.2303731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2670042514801">
                <text:p>24.2670042514801</text:p>
              </table:table-cell>
              <table:table-cell office:value-type="float" office:value="99544.4050831807">
                <text:p>99544.405083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2915341854095">
                <text:p>24.2915341854095</text:p>
              </table:table-cell>
              <table:table-cell office:value-type="float" office:value="330045.732014074">
                <text:p>330045.7320140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.4288606643677">
                <text:p>24.4288606643677</text:p>
              </table:table-cell>
              <table:table-cell office:value-type="float" office:value="58954.3987541429">
                <text:p>58954.39875414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4926061630249">
                <text:p>24.4926061630249</text:p>
              </table:table-cell>
              <table:table-cell office:value-type="float" office:value="127005.046168577">
                <text:p>127005.046168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5834152698517">
                <text:p>24.5834152698517</text:p>
              </table:table-cell>
              <table:table-cell office:value-type="float" office:value="89154.0538488399">
                <text:p>89154.0538488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6604654788971">
                <text:p>24.6604654788971</text:p>
              </table:table-cell>
              <table:table-cell office:value-type="float" office:value="105074.341787036">
                <text:p>105074.3417870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693213224411">
                <text:p>24.693213224411</text:p>
              </table:table-cell>
              <table:table-cell office:value-type="float" office:value="247223.125529653">
                <text:p>247223.1255296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8150124549866">
                <text:p>24.8150124549866</text:p>
              </table:table-cell>
              <table:table-cell office:value-type="float" office:value="66470.0422305002">
                <text:p>66470.0422305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8930923938751">
                <text:p>24.8930923938751</text:p>
              </table:table-cell>
              <table:table-cell office:value-type="float" office:value="103688.605744891">
                <text:p>103688.605744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9175896644592">
                <text:p>24.9175896644592</text:p>
              </table:table-cell>
              <table:table-cell office:value-type="float" office:value="330485.797272966">
                <text:p>330485.7972729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0495858192444">
                <text:p>25.0495858192444</text:p>
              </table:table-cell>
              <table:table-cell office:value-type="float" office:value="61335.1200508641">
                <text:p>61335.12005086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93843460083">
                <text:p>25.093843460083</text:p>
              </table:table-cell>
              <table:table-cell office:value-type="float" office:value="182928.864860206">
                <text:p>182928.864860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2060825824738">
                <text:p>25.2060825824738</text:p>
              </table:table-cell>
              <table:table-cell office:value-type="float" office:value="72131.7115418521">
                <text:p>72131.7115418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2834148406982">
                <text:p>25.2834148406982</text:p>
              </table:table-cell>
              <table:table-cell office:value-type="float" office:value="104691.110616454">
                <text:p>104691.1106164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306060552597">
                <text:p>25.306060552597</text:p>
              </table:table-cell>
              <table:table-cell office:value-type="float" office:value="357506.976869545">
                <text:p>357506.9768695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437052488327">
                <text:p>25.437052488327</text:p>
              </table:table-cell>
              <table:table-cell office:value-type="float" office:value="61805.3314113065">
                <text:p>61805.3314113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4950459003448">
                <text:p>25.4950459003448</text:p>
              </table:table-cell>
              <table:table-cell office:value-type="float" office:value="139602.063722548">
                <text:p>139602.0637225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857670307159">
                <text:p>25.5857670307159</text:p>
              </table:table-cell>
              <table:table-cell office:value-type="float" office:value="89240.5106382979">
                <text:p>89240.51063829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601581573486">
                <text:p>25.6601581573486</text:p>
              </table:table-cell>
              <table:table-cell office:value-type="float" office:value="108830.184008025">
                <text:p>108830.1840080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6956858634949">
                <text:p>25.6956858634949</text:p>
              </table:table-cell>
              <table:table-cell office:value-type="float" office:value="227878.489162092">
                <text:p>227878.4891620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089487552643">
                <text:p>25.8089487552643</text:p>
              </table:table-cell>
              <table:table-cell office:value-type="float" office:value="71479.7218534961">
                <text:p>71479.72185349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8835809230804">
                <text:p>25.8835809230804</text:p>
              </table:table-cell>
              <table:table-cell office:value-type="float" office:value="108478.692725937">
                <text:p>108478.6927259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.9062049388885">
                <text:p>25.9062049388885</text:p>
              </table:table-cell>
              <table:table-cell office:value-type="float" office:value="357849.820680352">
                <text:p>357849.8206803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0326528549194">
                <text:p>26.0326528549194</text:p>
              </table:table-cell>
              <table:table-cell office:value-type="float" office:value="64026.3616366965">
                <text:p>64026.3616366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0973744392395">
                <text:p>26.0973744392395</text:p>
              </table:table-cell>
              <table:table-cell office:value-type="float" office:value="125089.644900575">
                <text:p>125089.6449005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1816430091858">
                <text:p>26.1816430091858</text:p>
              </table:table-cell>
              <table:table-cell office:value-type="float" office:value="96073.7794074376">
                <text:p>96073.77940743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.2046782970428">
                <text:p>29.2046782970428</text:p>
              </table:table-cell>
              <table:table-cell office:value-type="float" office:value="2678.10304184012">
                <text:p>2678.103041840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.2385683059692">
                <text:p>29.2385683059692</text:p>
              </table:table-cell>
              <table:table-cell office:value-type="float" office:value="238890.465257308">
                <text:p>238890.4652573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.2724556922913">
                <text:p>29.2724556922913</text:p>
              </table:table-cell>
              <table:table-cell office:value-type="float" office:value="238908.953410162">
                <text:p>238908.9534101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.405543088913">
                <text:p>39.405543088913</text:p>
              </table:table-cell>
              <table:table-cell office:value-type="float" office:value="798.966759400412">
                <text:p>798.966759400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.6064827442169">
                <text:p>39.6064827442169</text:p>
              </table:table-cell>
              <table:table-cell office:value-type="float" office:value="40290.7031354933">
                <text:p>40290.7031354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